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F000000ADC61FF01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Default_5f_1">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Default_5f_1">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Default_5f_1" style:list-style-name="L1">
      <style:graphic-properties draw:stroke="none" draw:fill="none" draw:fill-color="#ffffff" draw:textarea-horizontal-align="right" draw:textarea-vertical-align="top" draw:auto-grow-height="false" fo:min-height="0.618cm" fo:min-width="3.034cm" fo:padding-top="0cm" fo:padding-bottom="0cm" fo:padding-left="0cm" fo:padding-right="0cm" fo:wrap-option="wrap" draw:shadow-color="#808080"/>
    </style:style>
    <style:style style:name="gr4" style:family="graphic" style:parent-style-name="Default_5f_1">
      <style:graphic-properties draw:stroke="none" draw:fill="solid" draw:fill-color="#cfcfcf" draw:opacity="100%" draw:textarea-horizontal-align="left" draw:textarea-vertical-align="middle" draw:auto-grow-height="false" fo:min-height="0.593cm" fo:min-width="1.199cm" fo:padding-top="0.13cm" fo:padding-bottom="0.13cm" fo:padding-left="0.25cm" fo:padding-right="0.25cm" fo:wrap-option="no-wrap" draw:shadow-offset-x="0.071cm" draw:shadow-offset-y="0.071cm" draw:shadow-color="#808080" draw:shadow-opacity="100%"/>
    </style:style>
    <style:style style:name="gr5" style:family="graphic" style:parent-style-name="Default_5f_1">
      <style:graphic-properties draw:stroke="none" draw:fill="solid" draw:fill-color="#adadad" draw:opacity="100%" draw:textarea-horizontal-align="left" draw:textarea-vertical-align="middle" draw:auto-grow-height="false" fo:min-height="0.592cm" fo:min-width="1.186cm" fo:padding-top="0.13cm" fo:padding-bottom="0.13cm" fo:padding-left="0.25cm" fo:padding-right="0.25cm" fo:wrap-option="no-wrap" draw:shadow-offset-x="0.071cm" draw:shadow-offset-y="0.071cm" draw:shadow-color="#808080" draw:shadow-opacity="100%"/>
    </style:style>
    <style:style style:name="gr6" style:family="graphic" style:parent-style-name="Default_5f_1">
      <style:graphic-properties draw:stroke="none" draw:fill="solid" draw:fill-color="#919191" draw:opacity="100%" draw:textarea-horizontal-align="left" draw:textarea-vertical-align="middle" draw:auto-grow-height="false" fo:min-height="0.571cm" fo:min-width="1.193cm" fo:padding-top="0.13cm" fo:padding-bottom="0.13cm" fo:padding-left="0.25cm" fo:padding-right="0.25cm" fo:wrap-option="no-wrap" draw:shadow-offset-x="0.071cm" draw:shadow-offset-y="0.071cm" draw:shadow-color="#808080" draw:shadow-opacity="100%"/>
    </style:style>
    <style:style style:name="gr7" style:family="graphic" style:parent-style-name="Default_5f_1">
      <style:graphic-properties draw:stroke="none" draw:fill="solid" draw:fill-color="#707070" draw:opacity="100%" draw:textarea-horizontal-align="left" draw:textarea-vertical-align="middle" draw:auto-grow-height="false" fo:min-height="0.578cm" fo:min-width="1.186cm" fo:padding-top="0.13cm" fo:padding-bottom="0.13cm" fo:padding-left="0.25cm" fo:padding-right="0.25cm" fo:wrap-option="no-wrap" draw:shadow-offset-x="0.071cm" draw:shadow-offset-y="0.071cm" draw:shadow-color="#808080" draw:shadow-opacity="100%"/>
    </style:style>
    <style:style style:name="gr8" style:family="graphic" style:parent-style-name="Default_5f_1">
      <style:graphic-properties draw:stroke="none" draw:fill="solid" draw:fill-color="#4f4f4f" draw:opacity="100%" draw:textarea-horizontal-align="left" draw:textarea-vertical-align="middle" draw:auto-grow-height="false" fo:min-height="0.571cm" fo:min-width="1.178cm" fo:padding-top="0.13cm" fo:padding-bottom="0.13cm" fo:padding-left="0.25cm" fo:padding-right="0.25cm" fo:wrap-option="no-wrap" draw:shadow-offset-x="0.071cm" draw:shadow-offset-y="0.071cm" draw:shadow-color="#808080" draw:shadow-opacity="100%"/>
    </style:style>
    <style:style style:name="gr9" style:family="graphic" style:parent-style-name="Default_5f_1">
      <style:graphic-properties draw:stroke="none" draw:fill="solid" draw:fill-color="#2e2e2e" draw:opacity="100%" draw:textarea-horizontal-align="left" draw:textarea-vertical-align="middle" draw:auto-grow-height="false" fo:min-height="0.577cm" fo:min-width="1.171cm" fo:padding-top="0.13cm" fo:padding-bottom="0.13cm" fo:padding-left="0.25cm" fo:padding-right="0.25cm" fo:wrap-option="no-wrap" draw:shadow-offset-x="0.071cm" draw:shadow-offset-y="0.071cm" draw:shadow-color="#808080" draw:shadow-opacity="100%"/>
    </style:style>
    <style:style style:name="gr10" style:family="graphic" style:parent-style-name="Default_5f_1">
      <style:graphic-properties draw:stroke="none" draw:fill="solid" draw:fill-color="#010101" draw:opacity="100%" draw:textarea-horizontal-align="left" draw:textarea-vertical-align="middle" draw:auto-grow-height="false" fo:min-height="0.555cm" fo:min-width="1.163cm" fo:padding-top="0.13cm" fo:padding-bottom="0.13cm" fo:padding-left="0.25cm" fo:padding-right="0.25cm" fo:wrap-option="no-wrap" draw:shadow-offset-x="0.071cm" draw:shadow-offset-y="0.071cm" draw:shadow-color="#808080" draw:shadow-opacity="100%"/>
    </style:style>
    <style:style style:name="gr11" style:family="graphic" style:parent-style-name="Default_5f_1">
      <style:graphic-properties draw:stroke="none" draw:fill="solid" draw:fill-color="#adadad" draw:opacity="100%" draw:textarea-horizontal-align="left" draw:textarea-vertical-align="middle" draw:auto-grow-height="false" fo:min-height="0.593cm" fo:min-width="1.186cm" fo:padding-top="0.13cm" fo:padding-bottom="0.13cm" fo:padding-left="0.25cm" fo:padding-right="0.25cm" fo:wrap-option="no-wrap" draw:shadow-offset-x="0.071cm" draw:shadow-offset-y="0.071cm" draw:shadow-color="#808080" draw:shadow-opacity="100%"/>
    </style:style>
    <style:style style:name="gr12" style:family="graphic" style:parent-style-name="Default_5f_1">
      <style:graphic-properties draw:stroke="none" draw:fill="solid" draw:fill-color="#2e2e2e" draw:opacity="100%" draw:textarea-horizontal-align="left" draw:textarea-vertical-align="middle" draw:auto-grow-height="false" fo:min-height="0.578cm" fo:min-width="1.171cm" fo:padding-top="0.13cm" fo:padding-bottom="0.13cm" fo:padding-left="0.25cm" fo:padding-right="0.25cm" fo:wrap-option="no-wrap" draw:shadow-offset-x="0.071cm" draw:shadow-offset-y="0.071cm" draw:shadow-color="#808080" draw:shadow-opacity="100%"/>
    </style:style>
    <style:style style:name="gr13" style:family="graphic" style:parent-style-name="Default_5f_1">
      <style:graphic-properties draw:stroke="none" draw:fill="solid" draw:fill-color="#cfcfcf" draw:opacity="100%" draw:textarea-horizontal-align="left" draw:textarea-vertical-align="middle" draw:auto-grow-height="false" fo:min-height="0.594cm" fo:min-width="1.199cm" fo:padding-top="0.13cm" fo:padding-bottom="0.13cm" fo:padding-left="0.25cm" fo:padding-right="0.25cm" fo:wrap-option="no-wrap" draw:shadow-offset-x="0.071cm" draw:shadow-offset-y="0.071cm" draw:shadow-color="#808080" draw:shadow-opacity="100%"/>
    </style:style>
    <style:style style:name="gr14" style:family="graphic" style:parent-style-name="Default_5f_1">
      <style:graphic-properties draw:stroke="none" draw:fill="solid" draw:fill-color="#adadad" draw:opacity="100%" draw:textarea-horizontal-align="left" draw:textarea-vertical-align="middle" draw:auto-grow-height="false" fo:min-height="0.595cm" fo:min-width="1.186cm" fo:padding-top="0.13cm" fo:padding-bottom="0.13cm" fo:padding-left="0.25cm" fo:padding-right="0.25cm" fo:wrap-option="no-wrap" draw:shadow-offset-x="0.071cm" draw:shadow-offset-y="0.071cm" draw:shadow-color="#808080" draw:shadow-opacity="100%"/>
    </style:style>
    <style:style style:name="gr15" style:family="graphic" style:parent-style-name="Default_5f_1">
      <style:graphic-properties draw:stroke="none" draw:fill="solid" draw:fill-color="#707070" draw:opacity="100%" draw:textarea-horizontal-align="left" draw:textarea-vertical-align="middle" draw:auto-grow-height="false" fo:min-height="0.579cm" fo:min-width="1.186cm" fo:padding-top="0.13cm" fo:padding-bottom="0.13cm" fo:padding-left="0.25cm" fo:padding-right="0.25cm" fo:wrap-option="no-wrap" draw:shadow-offset-x="0.071cm" draw:shadow-offset-y="0.071cm" draw:shadow-color="#808080" draw:shadow-opacity="100%"/>
    </style:style>
    <style:style style:name="gr16" style:family="graphic" style:parent-style-name="Default_5f_1">
      <style:graphic-properties draw:stroke="none" draw:fill="solid" draw:fill-color="#2e2e2e" draw:opacity="100%" draw:textarea-horizontal-align="left" draw:textarea-vertical-align="middle" draw:auto-grow-height="false" fo:min-height="0.579cm" fo:min-width="1.171cm" fo:padding-top="0.13cm" fo:padding-bottom="0.13cm" fo:padding-left="0.25cm" fo:padding-right="0.25cm" fo:wrap-option="no-wrap" draw:shadow-offset-x="0.071cm" draw:shadow-offset-y="0.071cm" draw:shadow-color="#808080" draw:shadow-opacity="100%"/>
    </style:style>
    <style:style style:name="gr17" style:family="graphic" style:parent-style-name="Default_5f_1">
      <style:graphic-properties draw:stroke="none" draw:fill="solid" draw:fill-color="#010101" draw:opacity="100%" draw:textarea-horizontal-align="left" draw:textarea-vertical-align="middle" draw:auto-grow-height="false" fo:min-height="0.557cm" fo:min-width="1.163cm" fo:padding-top="0.13cm" fo:padding-bottom="0.13cm" fo:padding-left="0.25cm" fo:padding-right="0.25cm" fo:wrap-option="no-wrap" draw:shadow-offset-x="0.071cm" draw:shadow-offset-y="0.071cm" draw:shadow-color="#808080" draw:shadow-opacity="100%"/>
    </style:style>
    <style:style style:name="gr18" style:family="graphic" style:parent-style-name="Default_5f_1">
      <style:graphic-properties draw:stroke="none" draw:fill="solid" draw:fill-color="#cdcdcd" draw:opacity="100%" draw:textarea-horizontal-align="left" draw:textarea-vertical-align="middle" draw:auto-grow-height="false" fo:min-height="1.027cm" fo:min-width="0.449cm" fo:padding-top="0.13cm" fo:padding-bottom="0.13cm" fo:padding-left="0.25cm" fo:padding-right="0.25cm" fo:wrap-option="no-wrap" draw:shadow-offset-x="0.071cm" draw:shadow-offset-y="0.071cm" draw:shadow-color="#808080" draw:shadow-opacity="100%"/>
    </style:style>
    <style:style style:name="gr19" style:family="graphic" style:parent-style-name="Default_5f_1">
      <style:graphic-properties draw:stroke="none" draw:fill="solid" draw:fill-color="#bcbcbc" draw:opacity="100%" draw:textarea-horizontal-align="left" draw:textarea-vertical-align="middle" draw:auto-grow-height="false" fo:min-height="1.019cm" fo:min-width="0.449cm" fo:padding-top="0.13cm" fo:padding-bottom="0.13cm" fo:padding-left="0.25cm" fo:padding-right="0.25cm" fo:wrap-option="no-wrap" draw:shadow-offset-x="0.071cm" draw:shadow-offset-y="0.071cm" draw:shadow-color="#808080" draw:shadow-opacity="100%"/>
    </style:style>
    <style:style style:name="gr20" style:family="graphic" style:parent-style-name="Default_5f_1">
      <style:graphic-properties draw:stroke="none" draw:fill="solid" draw:fill-color="#cdcdcd" draw:opacity="100%" draw:textarea-horizontal-align="left" draw:textarea-vertical-align="middle" draw:auto-grow-height="false" fo:min-height="1.027cm" fo:min-width="0.45cm" fo:padding-top="0.13cm" fo:padding-bottom="0.13cm" fo:padding-left="0.25cm" fo:padding-right="0.25cm" fo:wrap-option="no-wrap" draw:shadow-offset-x="0.071cm" draw:shadow-offset-y="0.071cm" draw:shadow-color="#808080" draw:shadow-opacity="100%"/>
    </style:style>
    <style:style style:name="gr21" style:family="graphic" style:parent-style-name="Default_5f_1">
      <style:graphic-properties draw:stroke="none" draw:fill="solid" draw:fill-color="#bcbcbc" draw:opacity="100%" draw:textarea-horizontal-align="left" draw:textarea-vertical-align="middle" draw:auto-grow-height="false" fo:min-height="1.019cm" fo:min-width="0.45cm" fo:padding-top="0.13cm" fo:padding-bottom="0.13cm" fo:padding-left="0.25cm" fo:padding-right="0.25cm" fo:wrap-option="no-wrap" draw:shadow-offset-x="0.071cm" draw:shadow-offset-y="0.071cm" draw:shadow-color="#808080" draw:shadow-opacity="100%"/>
    </style:style>
    <style:style style:name="gr22" style:family="graphic" style:parent-style-name="Default_5f_1">
      <style:graphic-properties draw:stroke="none" draw:fill="solid" draw:fill-color="#cdcdcd"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3" style:family="graphic" style:parent-style-name="Default_5f_1">
      <style:graphic-properties draw:stroke="none" draw:fill="solid" draw:fill-color="#a2a2a2"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4" style:family="graphic" style:parent-style-name="Default_5f_1">
      <style:graphic-properties draw:stroke="none" draw:fill="solid" draw:fill-color="#5b5b5b"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5" style:family="graphic" style:parent-style-name="Default_5f_1">
      <style:graphic-properties draw:stroke="none" draw:fill="solid" draw:fill-color="#292929"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6" style:family="graphic" style:parent-style-name="Default_5f_1">
      <style:graphic-properties draw:stroke="none" draw:fill="solid" draw:fill-color="#1f1f1f"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7" style:family="graphic" style:parent-style-name="Default_5f_1">
      <style:graphic-properties draw:stroke="none" draw:fill="solid" draw:fill-color="#cdcdcd"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28" style:family="graphic" style:parent-style-name="Default_5f_1">
      <style:graphic-properties draw:stroke="none" draw:fill="solid" draw:fill-color="#a2a2a2"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29" style:family="graphic" style:parent-style-name="Default_5f_1">
      <style:graphic-properties draw:stroke="none" draw:fill="solid" draw:fill-color="#5b5b5b"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30" style:family="graphic" style:parent-style-name="Default_5f_1">
      <style:graphic-properties draw:stroke="none" draw:fill="solid" draw:fill-color="#292929"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31" style:family="graphic" style:parent-style-name="Default_5f_1">
      <style:graphic-properties draw:stroke="none" draw:fill="solid" draw:fill-color="#1f1f1f" draw:opacity="100%" draw:textarea-horizontal-align="left" draw:textarea-vertical-align="middle" draw:auto-grow-height="false" fo:min-height="0.692cm" fo:min-width="0.202cm" fo:padding-top="0.13cm" fo:padding-bottom="0.13cm" fo:padding-left="0.25cm" fo:padding-right="0.25cm" fo:wrap-option="no-wrap" draw:shadow-offset-x="0.071cm" draw:shadow-offset-y="0.071cm" draw:shadow-color="#808080" draw:shadow-opacity="100%"/>
    </style:style>
    <style:style style:name="gr32" style:family="graphic" style:parent-style-name="Default_5f_1">
      <style:graphic-properties draw:stroke="none" draw:fill="solid" draw:fill-color="#1f1f1f" draw:opacity="100%" draw:textarea-horizontal-align="left" draw:textarea-vertical-align="middle" draw:auto-grow-height="false" fo:min-height="0.692cm" fo:min-width="0.204cm" fo:padding-top="0.13cm" fo:padding-bottom="0.13cm" fo:padding-left="0.25cm" fo:padding-right="0.25cm" fo:wrap-option="no-wrap" draw:shadow-offset-x="0.071cm" draw:shadow-offset-y="0.071cm" draw:shadow-color="#808080" draw:shadow-opacity="100%"/>
    </style:style>
    <style:style style:name="gr33" style:family="graphic" style:parent-style-name="Default_5f_1">
      <style:graphic-properties draw:stroke="none" draw:fill="solid" draw:fill-color="#cdcdcd"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4" style:family="graphic" style:parent-style-name="Default_5f_1">
      <style:graphic-properties draw:stroke="none" draw:fill="solid" draw:fill-color="#a2a2a2"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5" style:family="graphic" style:parent-style-name="Default_5f_1">
      <style:graphic-properties draw:stroke="none" draw:fill="solid" draw:fill-color="#5b5b5b"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6" style:family="graphic" style:parent-style-name="Default_5f_1">
      <style:graphic-properties draw:stroke="none" draw:fill="solid" draw:fill-color="#292929"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7" style:family="graphic" style:parent-style-name="Default_5f_1">
      <style:graphic-properties draw:stroke="none" draw:fill="solid" draw:fill-color="#1f1f1f"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8"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9" style:family="graphic" style:parent-style-name="Default_5f_1" style:list-style-name="L1">
      <style:graphic-properties draw:stroke="none" draw:fill="none" draw:fill-color="#ffffff" draw:textarea-horizontal-align="left" draw:textarea-vertical-align="top" draw:auto-grow-height="false" fo:min-height="1.97cm" fo:min-width="4.091cm" fo:padding-top="0cm" fo:padding-bottom="0cm" fo:padding-left="0cm" fo:padding-right="0cm" fo:wrap-option="wrap" draw:shadow-color="#808080"/>
    </style:style>
    <style:style style:name="gr40" style:family="graphic" style:parent-style-name="Default_5f_1">
      <style:graphic-properties draw:stroke="solid" svg:stroke-width="0.035cm" svg:stroke-color="#000000" draw:marker-end="msArrowEnd_20_3"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Default_5f_1" style:list-style-name="L1">
      <style:graphic-properties draw:stroke="none" draw:fill="none" draw:fill-color="#ffffff" draw:textarea-horizontal-align="justify" draw:textarea-vertical-align="middle" draw:auto-grow-height="false" fo:min-height="1.023cm" fo:min-width="8.432cm" fo:padding-top="0cm" fo:padding-bottom="0cm" fo:padding-left="0.133cm" fo:padding-right="0cm" fo:wrap-option="wrap" draw:shadow-color="#808080"/>
    </style:style>
    <style:style style:name="gr42" style:family="graphic" style:parent-style-name="Default_5f_1">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graphic-properties style:protect="size"/>
    </style:style>
    <style:style style:name="pr1" style:family="presentation" style:parent-style-name="Title2-notes">
      <style:graphic-properties draw:fill-color="#ffffff" fo:min-height="13.362cm"/>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00%" fo:text-align="end" fo:text-indent="0cm"/>
      <style:text-properties fo:font-size="12pt" style:font-size-asian="12pt" style:font-size-complex="12pt"/>
    </style:style>
    <style:style style:name="P3" style:family="paragraph">
      <loext:graphic-properties draw:fill="none" draw:fill-color="#ffffff"/>
      <style:paragraph-properties fo:margin-left="0cm" fo:margin-right="0cm" fo:line-height="100%" fo:text-align="end" fo:text-indent="0cm" style:writing-mode="lr-tb" style:font-independent-line-spacing="true"/>
      <style:text-properties fo:font-size="12pt" style:font-size-asian="12pt" style:font-size-complex="12pt"/>
    </style:style>
    <style:style style:name="P4" style:family="paragraph">
      <loext:graphic-properties draw:fill="solid" draw:fill-color="#cfcfcf" draw:opacity="100%"/>
      <style:paragraph-properties style:writing-mode="lr-tb" style:font-independent-line-spacing="true"/>
    </style:style>
    <style:style style:name="P5" style:family="paragraph">
      <loext:graphic-properties draw:fill="solid" draw:fill-color="#adadad" draw:opacity="100%"/>
      <style:paragraph-properties style:writing-mode="lr-tb" style:font-independent-line-spacing="true"/>
    </style:style>
    <style:style style:name="P6" style:family="paragraph">
      <loext:graphic-properties draw:fill="solid" draw:fill-color="#919191" draw:opacity="100%"/>
      <style:paragraph-properties style:writing-mode="lr-tb" style:font-independent-line-spacing="true"/>
    </style:style>
    <style:style style:name="P7" style:family="paragraph">
      <loext:graphic-properties draw:fill="solid" draw:fill-color="#707070" draw:opacity="100%"/>
      <style:paragraph-properties style:writing-mode="lr-tb" style:font-independent-line-spacing="true"/>
    </style:style>
    <style:style style:name="P8" style:family="paragraph">
      <loext:graphic-properties draw:fill="solid" draw:fill-color="#4f4f4f" draw:opacity="100%"/>
      <style:paragraph-properties style:writing-mode="lr-tb" style:font-independent-line-spacing="true"/>
    </style:style>
    <style:style style:name="P9" style:family="paragraph">
      <loext:graphic-properties draw:fill="solid" draw:fill-color="#2e2e2e" draw:opacity="100%"/>
      <style:paragraph-properties style:writing-mode="lr-tb" style:font-independent-line-spacing="true"/>
    </style:style>
    <style:style style:name="P10" style:family="paragraph">
      <loext:graphic-properties draw:fill="solid" draw:fill-color="#010101" draw:opacity="100%"/>
      <style:paragraph-properties style:writing-mode="lr-tb" style:font-independent-line-spacing="true"/>
    </style:style>
    <style:style style:name="P11" style:family="paragraph">
      <loext:graphic-properties draw:fill="solid" draw:fill-color="#cdcdcd" draw:opacity="100%"/>
      <style:paragraph-properties style:writing-mode="lr-tb" style:font-independent-line-spacing="true"/>
    </style:style>
    <style:style style:name="P12" style:family="paragraph">
      <loext:graphic-properties draw:fill="solid" draw:fill-color="#bcbcbc" draw:opacity="100%"/>
      <style:paragraph-properties style:writing-mode="lr-tb" style:font-independent-line-spacing="true"/>
    </style:style>
    <style:style style:name="P13" style:family="paragraph">
      <loext:graphic-properties draw:fill="solid" draw:fill-color="#a2a2a2" draw:opacity="100%"/>
      <style:paragraph-properties style:writing-mode="lr-tb" style:font-independent-line-spacing="true"/>
    </style:style>
    <style:style style:name="P14" style:family="paragraph">
      <loext:graphic-properties draw:fill="solid" draw:fill-color="#5b5b5b" draw:opacity="100%"/>
      <style:paragraph-properties style:writing-mode="lr-tb" style:font-independent-line-spacing="true"/>
    </style:style>
    <style:style style:name="P15" style:family="paragraph">
      <loext:graphic-properties draw:fill="solid" draw:fill-color="#292929" draw:opacity="100%"/>
      <style:paragraph-properties style:writing-mode="lr-tb" style:font-independent-line-spacing="true"/>
    </style:style>
    <style:style style:name="P16" style:family="paragraph">
      <loext:graphic-properties draw:fill="solid" draw:fill-color="#1f1f1f" draw:opacity="100%"/>
      <style:paragraph-properties style:writing-mode="lr-tb" style:font-independent-line-spacing="true"/>
    </style:style>
    <style:style style:name="P17" style:family="paragraph">
      <style:paragraph-properties fo:margin-left="0cm" fo:margin-right="0cm" fo:line-height="100%" fo:text-indent="0cm"/>
      <style:text-properties fo:font-size="12pt" style:font-size-asian="12pt" style:font-size-complex="12pt"/>
    </style:style>
    <style:style style:name="P18" style:family="paragraph">
      <loext:graphic-properties draw:fill="none" draw:fill-color="#ffffff"/>
      <style:paragraph-properties fo:margin-left="0cm" fo:margin-right="0cm" fo:line-height="100%" fo:text-indent="0cm" style:writing-mode="lr-tb" style:font-independent-line-spacing="true"/>
      <style:text-properties fo:font-size="12pt" style:font-size-asian="12pt" style:font-size-complex="12pt"/>
    </style:style>
    <style:style style:name="P19" style:family="paragraph">
      <style:paragraph-properties fo:margin-left="0cm" fo:margin-right="0cm" fo:line-height="100%" fo:text-align="center" fo:text-indent="0cm"/>
      <style:text-properties fo:font-size="12pt" style:font-size-asian="12pt" style:font-size-complex="12pt"/>
    </style:style>
    <style:style style:name="P20" style:family="paragraph">
      <loext:graphic-properties draw:fill="none" draw:fill-color="#ffffff"/>
      <style:paragraph-properties fo:margin-left="0cm" fo:margin-right="0cm" fo:line-height="100%" fo:text-align="center" fo:text-indent="0cm" style:writing-mode="lr-tb" style:font-independent-line-spacing="true"/>
      <style:text-properties fo:font-size="12pt" style:font-size-asian="12pt" style:font-size-complex="12pt"/>
    </style:style>
    <style:style style:name="P21" style:family="paragraph">
      <loext:graphic-properties draw:fill-color="#ffffff"/>
      <style:text-properties fo:font-size="13.3999996185303pt"/>
    </style:style>
    <style:style style:name="T1" style:family="text">
      <style:text-properties fo:color="#000000" style:font-name="Liberation Sans Narrow" fo:font-size="12pt" fo:language="en" fo:country="US" style:font-name-asian="Droid Sans Fallback1" style:font-size-asian="12pt" style:language-asian="en" style:country-asian="US" style:font-name-complex="Droid Sans Fallback1" style:font-size-complex="12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Androgen alleviation of GM at organ level" draw:style-name="dp1" draw:master-page-name="Title2" presentation:use-date-time-name="dtd1">
        <draw:g draw:name="Group 1">
          <draw:line draw:name="Line 2" draw:style-name="gr1" draw:text-style-name="P1" draw:layer="layout" svg:x1="2.709cm" svg:y1="5.16cm" svg:x2="14.629cm" svg:y2="5.16cm">
            <text:p/>
          </draw:line>
          <draw:line draw:name="Line 3" draw:style-name="gr2" draw:text-style-name="P1" draw:layer="layout" svg:x1="3.653cm" svg:y1="4.931cm" svg:x2="3.653cm" svg:y2="5.326cm">
            <text:p/>
          </draw:line>
          <draw:line draw:name="Line 4" draw:style-name="gr2" draw:text-style-name="P1" draw:layer="layout" svg:x1="4.8cm" svg:y1="4.931cm" svg:x2="4.8cm" svg:y2="5.326cm">
            <text:p/>
          </draw:line>
          <draw:line draw:name="Line 5" draw:style-name="gr2" draw:text-style-name="P1" draw:layer="layout" svg:x1="7.107cm" svg:y1="4.931cm" svg:x2="7.107cm" svg:y2="5.326cm">
            <text:p/>
          </draw:line>
          <draw:line draw:name="Line 6" draw:style-name="gr2" draw:text-style-name="P1" draw:layer="layout" svg:x1="8.261cm" svg:y1="4.931cm" svg:x2="8.261cm" svg:y2="5.326cm">
            <text:p/>
          </draw:line>
          <draw:line draw:name="Line 7" draw:style-name="gr2" draw:text-style-name="P1" draw:layer="layout" svg:x1="9.414cm" svg:y1="4.931cm" svg:x2="9.414cm" svg:y2="5.326cm">
            <text:p/>
          </draw:line>
          <draw:line draw:name="Line 8" draw:style-name="gr2" draw:text-style-name="P1" draw:layer="layout" svg:x1="10.568cm" svg:y1="4.931cm" svg:x2="10.568cm" svg:y2="5.326cm">
            <text:p/>
          </draw:line>
          <draw:line draw:name="Line 9" draw:style-name="gr2" draw:text-style-name="P1" draw:layer="layout" svg:x1="11.715cm" svg:y1="4.931cm" svg:x2="11.715cm" svg:y2="5.326cm">
            <text:p/>
          </draw:line>
          <draw:line draw:name="Line 10" draw:style-name="gr2" draw:text-style-name="P1" draw:layer="layout" svg:x1="5.954cm" svg:y1="4.931cm" svg:x2="5.954cm" svg:y2="5.326cm">
            <text:p/>
          </draw:line>
        </draw:g>
        <draw:custom-shape draw:name="Rectangle 11" draw:style-name="gr3" draw:text-style-name="P3" draw:layer="layout" svg:width="3.034cm" svg:height="0.618cm" svg:x="11.603cm" svg:y="5.29cm">
          <text:list text:style-name="L1">
            <text:list-header>
              <text:p text:style-name="P2"><text:span text:style-name="T1">Time (days)</text:span></text:p>
            </text:list-header>
          </text:list>
          <draw:enhanced-geometry svg:viewBox="0 0 21600 21600" draw:type="rectangle" draw:enhanced-path="M 0 0 L 21600 0 21600 21600 0 21600 0 0 Z N"/>
        </draw:custom-shape>
        <draw:g draw:name="Group 12">
          <draw:custom-shape draw:name="Freeform 13" draw:style-name="gr4" draw:text-style-name="P4" draw:layer="layout" svg:width="1.699cm" svg:height="0.853cm" svg:x="0.791cm" svg:y="3.74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glue-point-type="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L 344 422 L 317 401 C 302 390 280 377 269 374 C 257 370 229 364 205 360 L 162 353 L 124 336 L 85 318 L 67 297 L 48 276 L 48 234 L 78 183 L 99 175 C 110 171 127 167 137 167 C 147 167 185 173 221 181 C 257 189 296 199 308 205 L 330 214 L 330 246 L 348 265 C 358 276 374 296 383 310 L 401 335 L 401 369 L 429 398 L 458 428 L 476 415 L 491 423 L 505 432 L 543 426 L 541 412 L 538 398 L 514 391 C 500 388 483 380 476 375 C 469 370 463 364 463 360 L 463 354 L 513 354 L 567 371 L 577 359 L 587 348 L 625 348 L 661 379 C 681 397 706 424 718 439 L 738 468 L 761 477 L 783 487 L 788 483 C 791 481 793 472 793 464 L 793 449 L 808 441 L 799 420 L 782 414 L 765 408 L 835 415 L 845 427 L 856 438 L 867 425 C 874 418 879 408 879 402 L 879 392 L 852 370 L 824 347 L 832 334 L 841 320 L 862 314 L 883 307 L 920 311 L 958 316 L 1012 284 L 1012 262 L 950 195 L 927 183 L 903 171 L 907 146 L 912 122 L 892 111 L 872 99 L 854 108 L 836 116 L 799 118 L 761 119 L 721 83 L 681 47 L 626 23 L 571 0 L 535 0 L 499 0 L 420 31 L 346 102 L 346 116 C 346 124 343 134 339 139 L 332 149 L 255 134 L 179 119 L 136 122 L 94 126 L 67 144 L 40 161 L 20 195 L 0 229 L 10 284 L 29 308 C 40 321 58 338 70 346 C 82 353 107 365 128 373 C 148 380 176 388 190 391 C 205 393 233 400 253 405 L 289 415 L 305 430 L 321 445 L 330 476 L 340 508 L 347 508 N"/>
          </draw:custom-shape>
          <draw:custom-shape draw:name="Freeform 14" draw:style-name="gr5" draw:text-style-name="P5" draw:layer="layout" svg:width="1.686cm" svg:height="0.852cm" svg:x="0.804cm" svg:y="3.749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glue-point-type="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L 340 447 L 328 411 L 296 391 L 264 371 L 220 363 C 196 359 162 352 144 346 L 112 337 L 80 313 L 48 290 L 39 268 L 31 245 L 43 218 L 57 190 L 76 176 L 96 163 L 158 163 L 221 177 C 256 184 295 195 307 201 L 329 210 L 329 255 L 346 268 C 354 275 369 292 378 307 L 395 334 L 393 345 L 391 356 L 417 387 L 442 418 L 458 415 L 473 411 L 483 418 L 493 425 L 529 421 L 529 401 L 505 391 C 492 386 477 379 470 377 L 458 372 L 456 361 L 453 350 L 467 346 L 480 342 L 519 354 L 559 366 L 568 355 L 578 344 L 621 344 L 657 378 C 677 397 701 423 710 435 L 727 459 L 748 468 C 760 473 773 477 778 477 L 786 477 L 782 461 L 778 444 L 787 442 L 796 439 L 787 426 L 778 414 L 755 410 L 733 406 L 752 404 C 763 403 779 402 787 403 C 796 404 813 409 826 414 L 850 424 L 860 413 C 866 406 870 397 870 393 L 870 384 L 854 377 C 846 373 833 362 825 353 L 812 335 L 834 320 L 855 304 L 962 304 L 983 290 C 994 282 1003 273 1003 270 C 1003 266 991 249 976 231 L 948 198 L 917 181 L 886 163 L 895 147 L 903 131 L 894 117 L 885 103 L 847 103 L 836 117 L 825 131 L 819 123 L 813 115 L 785 119 L 757 123 L 647 32 L 568 0 L 525 0 L 481 1 L 439 20 L 398 39 L 371 65 L 345 92 L 340 116 C 337 129 333 142 332 144 L 329 148 L 284 139 C 259 134 216 127 189 122 L 139 115 L 107 123 L 74 131 L 48 152 C 34 164 17 181 11 191 L 0 209 L 0 264 L 10 286 L 21 307 L 50 329 C 66 341 92 356 109 363 L 138 376 L 192 387 C 221 393 257 402 272 408 L 300 419 L 314 447 C 322 462 329 481 329 489 L 329 504 L 336 504 N"/>
          </draw:custom-shape>
          <draw:custom-shape draw:name="Freeform 15" draw:style-name="gr6" draw:text-style-name="P6" draw:layer="layout" svg:width="1.693cm" svg:height="0.831cm" svg:x="0.804cm" svg:y="3.755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glue-point-type="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L 331 416 L 304 395 L 277 375 L 236 364 C 213 359 188 354 179 354 L 164 354 L 76 313 L 59 295 L 42 277 L 37 257 L 32 237 L 44 214 L 55 190 L 72 177 L 88 165 L 117 161 L 147 157 L 213 171 C 250 179 291 189 306 194 L 331 202 L 331 246 L 347 262 C 355 270 371 289 382 303 L 402 329 L 393 353 L 419 383 L 445 413 L 465 409 L 486 406 L 491 413 L 496 420 L 511 416 L 527 413 L 527 396 L 497 385 C 481 380 463 371 457 365 L 447 355 L 452 348 L 457 341 L 501 341 L 530 351 L 558 361 L 570 342 L 591 337 L 612 333 L 652 365 L 691 398 L 729 455 L 772 474 L 779 470 L 787 466 L 782 456 L 777 445 L 787 440 L 796 436 L 791 425 L 787 415 L 761 409 L 735 403 L 760 398 L 785 393 L 819 407 L 852 421 L 862 410 C 868 403 872 396 872 393 C 872 390 860 378 845 367 L 817 345 L 817 327 L 849 301 L 962 300 L 1009 269 L 979 231 L 948 194 L 919 179 L 890 165 L 897 107 L 876 103 L 854 98 L 826 127 L 821 119 L 815 112 L 759 120 L 708 77 L 656 35 L 616 17 L 575 0 L 485 0 L 451 14 L 418 27 L 355 82 L 345 109 C 340 124 334 139 331 141 L 327 146 L 268 134 C 236 127 194 120 176 118 L 142 113 L 81 127 L 32 162 L 16 189 L 0 216 L 5 249 L 9 281 L 26 301 C 35 313 56 330 72 340 L 102 358 L 144 369 C 167 376 207 385 232 391 L 278 402 L 323 439 L 328 467 L 333 494 L 339 494 N"/>
          </draw:custom-shape>
          <draw:custom-shape draw:name="Freeform 16" draw:style-name="gr7" draw:text-style-name="P7" draw:layer="layout" svg:width="1.686cm" svg:height="0.838cm" svg:x="0.804cm" svg:y="3.755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glue-point-type="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L 343 470 C 340 455 334 434 328 424 L 317 405 L 286 386 L 255 367 L 196 357 L 138 347 L 100 326 L 62 305 L 47 283 L 31 262 L 31 248 C 31 240 37 222 44 207 L 57 180 L 73 172 C 82 168 102 162 117 160 L 143 154 L 206 168 C 240 175 282 185 299 191 L 329 202 L 329 242 L 353 265 L 376 288 L 376 297 C 376 302 382 309 388 314 L 401 323 L 392 352 L 449 414 L 458 408 L 467 401 L 482 410 L 496 419 L 511 416 L 525 413 L 525 395 L 499 388 L 472 380 L 459 368 L 445 355 L 451 347 L 456 340 L 485 343 C 500 345 524 349 536 351 L 559 356 L 566 345 L 573 334 L 612 334 L 654 368 L 696 401 L 733 461 L 759 461 L 769 474 L 776 471 L 783 467 L 779 457 L 774 448 L 784 438 L 793 428 L 788 421 C 785 417 772 412 758 408 L 733 403 L 755 398 L 777 392 L 808 401 L 839 410 L 839 415 C 839 418 841 421 845 421 C 848 421 855 414 861 407 L 871 392 L 843 370 L 815 348 L 815 321 L 833 311 L 850 301 L 950 301 L 972 289 C 985 283 997 274 999 269 L 1003 261 L 939 192 L 887 166 L 891 143 L 896 120 L 886 110 L 876 100 L 847 100 L 828 126 L 798 113 L 777 117 L 755 121 L 710 81 L 666 42 L 618 21 L 570 0 L 485 0 L 448 16 L 411 32 L 379 62 L 346 91 L 341 119 L 336 147 L 326 147 C 321 147 298 142 274 137 C 250 131 211 124 186 120 L 141 114 L 103 124 L 66 133 L 45 152 C 34 162 20 180 13 192 L 0 213 L 0 229 C 0 237 4 255 8 269 L 17 295 L 47 321 L 77 346 L 112 360 C 132 367 177 379 212 387 L 277 401 L 314 430 L 323 457 C 328 472 335 487 339 491 N"/>
          </draw:custom-shape>
          <draw:custom-shape draw:name="Freeform 17" draw:style-name="gr8" draw:text-style-name="P8" draw:layer="layout" svg:width="1.678cm" svg:height="0.831cm" svg:x="0.804cm" svg:y="3.755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glue-point-type="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L 346 484 C 346 479 342 460 337 444 L 328 414 L 299 394 L 270 375 L 224 365 C 198 359 168 353 157 351 C 147 349 121 338 101 327 L 63 307 L 48 286 L 32 264 L 32 227 L 48 200 L 64 174 L 77 168 C 85 165 103 160 116 158 L 142 154 L 205 167 C 241 175 283 185 300 191 L 330 202 L 330 239 L 352 263 C 364 276 381 297 390 310 L 407 332 L 394 349 L 422 382 L 450 415 L 461 399 L 477 407 C 486 411 501 414 510 414 L 526 414 L 526 408 C 526 405 522 399 516 396 C 511 392 498 388 487 385 L 467 381 L 457 367 L 446 353 L 462 339 L 492 343 C 508 345 532 349 544 351 L 565 356 L 565 334 L 617 334 L 661 372 L 705 411 L 717 432 L 730 453 L 754 464 L 779 474 L 774 454 L 769 434 L 779 436 L 789 438 L 789 419 L 761 411 L 734 402 L 748 398 L 762 393 L 794 397 C 813 399 832 405 837 408 L 847 415 L 855 411 L 863 407 L 863 381 L 849 375 C 841 371 828 361 821 352 L 809 335 L 823 320 L 838 304 L 966 296 L 982 282 L 999 268 L 991 252 C 986 243 971 225 957 211 L 931 186 L 909 176 L 887 167 L 891 140 L 896 114 L 854 97 L 826 129 L 814 121 L 803 113 L 778 118 L 754 122 L 705 80 L 656 38 L 562 0 L 490 0 L 409 34 L 378 64 L 348 93 L 338 147 L 327 147 C 321 147 287 140 251 133 L 185 119 L 137 122 L 89 125 L 61 143 L 34 161 L 0 222 L 10 280 L 28 300 C 38 311 54 326 64 333 C 75 340 95 351 110 357 C 125 364 165 375 200 382 L 263 395 L 281 405 C 291 410 306 425 315 436 L 330 458 L 330 472 L 330 487 L 338 491 N"/>
          </draw:custom-shape>
          <draw:custom-shape draw:name="Freeform 18" draw:style-name="gr9" draw:text-style-name="P9" draw:layer="layout" svg:width="1.671cm" svg:height="0.837cm" svg:x="0.804cm" svg:y="3.749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glue-point-type="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C 346 477 340 458 333 441 L 321 410 L 285 390 L 250 370 L 206 363 L 162 356 L 120 338 L 79 321 L 31 274 L 38 208 L 53 190 L 69 172 L 101 163 L 133 153 L 202 167 C 240 175 284 186 300 191 L 328 202 L 332 226 L 337 250 L 355 269 C 365 279 380 298 388 310 C 396 323 403 339 404 346 L 404 360 L 444 409 L 470 402 L 487 409 L 502 417 L 502 401 L 514 409 L 526 418 L 526 402 L 491 390 L 457 377 L 448 363 L 439 350 L 479 341 L 501 345 C 512 347 532 351 544 353 L 565 358 L 565 336 L 621 336 L 661 373 C 684 394 710 422 718 435 L 734 460 L 739 456 L 744 453 L 762 466 L 779 480 L 774 458 L 769 436 L 794 436 L 776 417 L 757 415 L 737 413 L 736 406 L 734 400 L 801 395 L 850 416 L 857 408 C 860 403 863 396 863 392 L 863 384 L 844 374 C 833 368 821 357 816 350 L 808 337 L 827 319 L 845 300 L 905 299 L 964 299 L 980 286 C 989 280 996 271 996 269 C 996 266 986 249 972 232 L 948 201 L 917 185 L 887 169 L 892 142 L 897 115 L 878 110 L 859 104 L 840 110 L 840 123 C 840 130 838 135 836 135 C 833 135 823 131 813 125 L 794 114 L 778 122 L 761 129 L 702 82 L 644 34 L 600 17 L 556 0 L 513 4 L 471 8 L 434 27 L 397 46 L 372 73 L 348 101 L 343 127 L 338 154 L 281 142 C 250 135 206 127 184 125 L 142 120 L 114 125 L 87 129 L 59 150 L 31 171 L 16 197 L 0 223 L 6 248 C 8 262 16 281 22 291 C 28 301 42 316 54 326 C 66 335 91 349 110 357 C 129 365 174 377 208 384 L 271 398 L 293 412 L 314 426 L 326 461 C 333 481 340 496 342 496 N"/>
          </draw:custom-shape>
          <draw:custom-shape draw:name="Freeform 19" draw:style-name="gr10" draw:text-style-name="P10" draw:layer="layout" svg:width="1.663cm" svg:height="0.815cm" svg:x="0.819cm" svg:y="3.764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glue-point-type="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C 336 475 331 459 325 443 L 313 414 L 296 399 C 287 391 268 380 254 374 C 240 368 207 360 182 356 L 137 349 L 98 330 L 58 311 L 21 268 L 21 220 L 37 192 L 54 164 L 79 157 C 93 153 114 149 127 149 C 140 149 177 155 210 163 C 244 170 284 181 300 186 L 329 196 L 329 241 L 345 257 C 354 266 370 285 380 299 L 400 325 L 395 337 L 390 350 L 412 372 C 423 384 434 393 436 392 C 437 392 449 394 462 397 L 486 403 L 486 384 L 465 384 L 446 366 L 427 349 L 442 340 L 457 330 L 472 330 C 479 330 499 335 514 340 L 542 350 L 549 346 L 557 342 L 552 336 L 548 330 L 616 330 L 659 368 L 702 407 L 712 429 L 723 450 L 730 450 C 734 450 737 447 737 443 L 737 435 L 753 451 L 769 467 L 764 454 C 761 446 757 436 754 431 L 750 421 L 777 430 L 771 414 L 748 410 L 726 407 L 727 401 L 728 394 L 759 386 L 790 378 L 795 388 L 799 397 L 831 397 L 831 413 L 844 402 L 857 391 L 836 370 L 824 373 L 812 377 L 823 368 L 811 352 L 799 336 L 803 323 L 808 310 L 832 299 L 856 289 L 888 290 C 906 291 928 291 937 291 L 952 290 L 972 277 L 991 264 L 964 230 L 937 196 L 903 179 C 885 170 870 161 870 159 C 870 158 874 149 879 140 L 888 123 L 868 103 L 837 103 L 833 116 C 831 123 826 129 822 129 C 819 129 814 126 810 122 L 805 114 L 749 122 L 698 80 L 646 38 L 603 19 L 560 0 L 517 0 L 474 0 L 443 14 L 411 28 L 378 56 L 344 85 L 340 109 C 337 123 333 137 330 141 L 325 149 L 268 136 C 237 130 191 122 165 119 L 120 115 L 89 126 C 72 132 50 143 40 151 L 22 166 L 11 189 L 0 212 L 0 258 L 12 281 L 25 303 L 54 323 C 69 333 93 346 107 352 C 120 358 148 366 169 370 C 190 374 223 381 241 385 L 275 393 L 292 409 L 309 425 L 322 456 Z M 513 403 C 515 403 517 402 517 400 C 517 398 515 397 513 397 C 511 397 509 398 509 400 C 509 402 511 403 513 403 Z M 497 397 C 499 397 501 395 501 394 C 501 392 499 390 497 390 C 495 390 493 392 493 394 C 493 395 495 397 497 397 Z N"/>
          </draw:custom-shape>
        </draw:g>
        <draw:g draw:name="Group 20">
          <draw:custom-shape draw:name="Freeform 21" draw:style-name="gr4" draw:text-style-name="P4" draw:layer="layout" svg:width="1.699cm" svg:height="0.853cm" svg:x="0.791cm" svg:y="5.619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glue-point-type="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L 344 422 L 317 401 C 302 390 280 377 269 374 C 257 370 229 364 205 360 L 162 353 L 124 336 L 85 318 L 67 297 L 48 276 L 48 234 L 78 183 L 99 175 C 110 171 127 167 137 167 C 147 167 185 173 221 181 C 257 189 296 199 308 205 L 330 214 L 330 246 L 348 265 C 358 276 374 296 383 310 L 401 335 L 401 369 L 429 398 L 458 428 L 476 415 L 491 423 L 505 432 L 543 426 L 541 412 L 538 398 L 514 391 C 500 388 483 380 476 375 C 469 370 463 364 463 360 L 463 354 L 513 354 L 567 371 L 577 359 L 587 348 L 625 348 L 661 379 C 681 397 706 424 718 439 L 738 468 L 761 477 L 783 487 L 788 483 C 791 481 793 472 793 464 L 793 449 L 808 441 L 799 420 L 782 414 L 765 408 L 835 415 L 845 427 L 856 438 L 867 425 C 874 418 879 408 879 402 L 879 392 L 852 370 L 824 347 L 832 334 L 841 320 L 862 314 L 883 307 L 920 311 L 958 316 L 1012 284 L 1012 262 L 950 195 L 927 183 L 903 171 L 907 146 L 912 122 L 892 111 L 872 99 L 854 108 L 836 116 L 799 118 L 761 119 L 721 83 L 681 47 L 626 23 L 571 0 L 535 0 L 499 0 L 420 31 L 346 102 L 346 116 C 346 124 343 134 339 139 L 332 149 L 255 134 L 179 119 L 136 122 L 94 126 L 67 144 L 40 161 L 20 195 L 0 229 L 10 284 L 29 308 C 40 321 58 338 70 346 C 82 353 107 365 128 373 C 148 380 176 388 190 391 C 205 393 233 400 253 405 L 289 415 L 305 430 L 321 445 L 330 476 L 340 508 L 347 508 N"/>
          </draw:custom-shape>
          <draw:custom-shape draw:name="Freeform 22" draw:style-name="gr11" draw:text-style-name="P5" draw:layer="layout" svg:width="1.686cm" svg:height="0.853cm" svg:x="0.804cm" svg:y="5.627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glue-point-type="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L 340 447 L 328 411 L 296 391 L 264 371 L 220 363 C 196 359 162 352 144 346 L 112 337 L 80 313 L 48 290 L 39 268 L 31 245 L 43 218 L 57 190 L 76 176 L 96 163 L 158 163 L 221 177 C 256 184 295 195 307 201 L 329 210 L 329 255 L 346 268 C 354 275 369 292 378 307 L 395 334 L 393 345 L 391 356 L 417 387 L 442 418 L 458 415 L 473 411 L 483 418 L 493 425 L 529 421 L 529 401 L 505 391 C 492 386 477 379 470 377 L 458 372 L 456 361 L 453 350 L 467 346 L 480 342 L 519 354 L 559 366 L 568 355 L 578 344 L 621 344 L 657 378 C 677 397 701 423 710 435 L 727 459 L 748 468 C 760 473 773 477 778 477 L 786 477 L 782 461 L 778 444 L 787 442 L 796 439 L 787 426 L 778 414 L 755 410 L 733 406 L 752 404 C 763 403 779 402 787 403 C 796 404 813 409 826 414 L 850 424 L 860 413 C 866 406 870 397 870 393 L 870 384 L 854 377 C 846 373 833 362 825 353 L 812 335 L 834 320 L 855 304 L 962 304 L 983 290 C 994 282 1003 273 1003 270 C 1003 266 991 249 976 231 L 948 198 L 917 181 L 886 163 L 895 147 L 903 131 L 894 117 L 885 103 L 847 103 L 836 117 L 825 131 L 819 123 L 813 115 L 785 119 L 757 123 L 647 32 L 568 0 L 525 0 L 481 1 L 439 20 L 398 39 L 371 65 L 345 92 L 340 116 C 337 129 333 142 332 144 L 329 148 L 284 139 C 259 134 216 127 189 122 L 139 115 L 107 123 L 74 131 L 48 152 C 34 164 17 181 11 191 L 0 209 L 0 264 L 10 286 L 21 307 L 50 329 C 66 341 92 356 109 363 L 138 376 L 192 387 C 221 393 257 402 272 408 L 300 419 L 314 447 C 322 462 329 481 329 489 L 329 504 L 336 504 N"/>
          </draw:custom-shape>
          <draw:custom-shape draw:name="Freeform 23" draw:style-name="gr6" draw:text-style-name="P6" draw:layer="layout" svg:width="1.693cm" svg:height="0.831cm" svg:x="0.804cm" svg:y="5.634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glue-point-type="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L 331 416 L 304 395 L 277 375 L 236 364 C 213 359 188 354 179 354 L 164 354 L 76 313 L 59 295 L 42 277 L 37 257 L 32 237 L 44 214 L 55 190 L 72 177 L 88 165 L 117 161 L 147 157 L 213 171 C 250 179 291 189 306 194 L 331 202 L 331 246 L 347 262 C 355 270 371 289 382 303 L 402 329 L 393 353 L 419 383 L 445 413 L 465 409 L 486 406 L 491 413 L 496 420 L 511 416 L 527 413 L 527 396 L 497 385 C 481 380 463 371 457 365 L 447 355 L 452 348 L 457 341 L 501 341 L 530 351 L 558 361 L 570 342 L 591 337 L 612 333 L 652 365 L 691 398 L 729 455 L 772 474 L 779 470 L 787 466 L 782 456 L 777 445 L 787 440 L 796 436 L 791 425 L 787 415 L 761 409 L 735 403 L 760 398 L 785 393 L 819 407 L 852 421 L 862 410 C 868 403 872 396 872 393 C 872 390 860 378 845 367 L 817 345 L 817 327 L 849 301 L 962 300 L 1009 269 L 979 231 L 948 194 L 919 179 L 890 165 L 897 107 L 876 103 L 854 98 L 826 127 L 821 119 L 815 112 L 759 120 L 708 77 L 656 35 L 616 17 L 575 0 L 485 0 L 451 14 L 418 27 L 355 82 L 345 109 C 340 124 334 139 331 141 L 327 146 L 268 134 C 236 127 194 120 176 118 L 142 113 L 81 127 L 32 162 L 16 189 L 0 216 L 5 249 L 9 281 L 26 301 C 35 313 56 330 72 340 L 102 358 L 144 369 C 167 376 207 385 232 391 L 278 402 L 323 439 L 328 467 L 333 494 L 339 494 N"/>
          </draw:custom-shape>
          <draw:custom-shape draw:name="Freeform 24" draw:style-name="gr7" draw:text-style-name="P7" draw:layer="layout" svg:width="1.686cm" svg:height="0.838cm" svg:x="0.804cm" svg:y="5.634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glue-point-type="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L 343 470 C 340 455 334 434 328 424 L 317 405 L 286 386 L 255 367 L 196 357 L 138 347 L 100 326 L 62 305 L 47 283 L 31 262 L 31 248 C 31 240 37 222 44 207 L 57 180 L 73 172 C 82 168 102 162 117 160 L 143 154 L 206 168 C 240 175 282 185 299 191 L 329 202 L 329 242 L 353 265 L 376 288 L 376 297 C 376 302 382 309 388 314 L 401 323 L 392 352 L 449 414 L 458 408 L 467 401 L 482 410 L 496 419 L 511 416 L 525 413 L 525 395 L 499 388 L 472 380 L 459 368 L 445 355 L 451 347 L 456 340 L 485 343 C 500 345 524 349 536 351 L 559 356 L 566 345 L 573 334 L 612 334 L 654 368 L 696 401 L 733 461 L 759 461 L 769 474 L 776 471 L 783 467 L 779 457 L 774 448 L 784 438 L 793 428 L 788 421 C 785 417 772 412 758 408 L 733 403 L 755 398 L 777 392 L 808 401 L 839 410 L 839 415 C 839 418 841 421 845 421 C 848 421 855 414 861 407 L 871 392 L 843 370 L 815 348 L 815 321 L 833 311 L 850 301 L 950 301 L 972 289 C 985 283 997 274 999 269 L 1003 261 L 939 192 L 887 166 L 891 143 L 896 120 L 886 110 L 876 100 L 847 100 L 828 126 L 798 113 L 777 117 L 755 121 L 710 81 L 666 42 L 618 21 L 570 0 L 485 0 L 448 16 L 411 32 L 379 62 L 346 91 L 341 119 L 336 147 L 326 147 C 321 147 298 142 274 137 C 250 131 211 124 186 120 L 141 114 L 103 124 L 66 133 L 45 152 C 34 162 20 180 13 192 L 0 213 L 0 229 C 0 237 4 255 8 269 L 17 295 L 47 321 L 77 346 L 112 360 C 132 367 177 379 212 387 L 277 401 L 314 430 L 323 457 C 328 472 335 487 339 491 N"/>
          </draw:custom-shape>
          <draw:custom-shape draw:name="Freeform 25" draw:style-name="gr8" draw:text-style-name="P8" draw:layer="layout" svg:width="1.678cm" svg:height="0.831cm" svg:x="0.804cm" svg:y="5.634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glue-point-type="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L 346 484 C 346 479 342 460 337 444 L 328 414 L 299 394 L 270 375 L 224 365 C 198 359 168 353 157 351 C 147 349 121 338 101 327 L 63 307 L 48 286 L 32 264 L 32 227 L 48 200 L 64 174 L 77 168 C 85 165 103 160 116 158 L 142 154 L 205 167 C 241 175 283 185 300 191 L 330 202 L 330 239 L 352 263 C 364 276 381 297 390 310 L 407 332 L 394 349 L 422 382 L 450 415 L 461 399 L 477 407 C 486 411 501 414 510 414 L 526 414 L 526 408 C 526 405 522 399 516 396 C 511 392 498 388 487 385 L 467 381 L 457 367 L 446 353 L 462 339 L 492 343 C 508 345 532 349 544 351 L 565 356 L 565 334 L 617 334 L 661 372 L 705 411 L 717 432 L 730 453 L 754 464 L 779 474 L 774 454 L 769 434 L 779 436 L 789 438 L 789 419 L 761 411 L 734 402 L 748 398 L 762 393 L 794 397 C 813 399 832 405 837 408 L 847 415 L 855 411 L 863 407 L 863 381 L 849 375 C 841 371 828 361 821 352 L 809 335 L 823 320 L 838 304 L 966 296 L 982 282 L 999 268 L 991 252 C 986 243 971 225 957 211 L 931 186 L 909 176 L 887 167 L 891 140 L 896 114 L 854 97 L 826 129 L 814 121 L 803 113 L 778 118 L 754 122 L 705 80 L 656 38 L 562 0 L 490 0 L 409 34 L 378 64 L 348 93 L 338 147 L 327 147 C 321 147 287 140 251 133 L 185 119 L 137 122 L 89 125 L 61 143 L 34 161 L 0 222 L 10 280 L 28 300 C 38 311 54 326 64 333 C 75 340 95 351 110 357 C 125 364 165 375 200 382 L 263 395 L 281 405 C 291 410 306 425 315 436 L 330 458 L 330 472 L 330 487 L 338 491 N"/>
          </draw:custom-shape>
          <draw:custom-shape draw:name="Freeform 26" draw:style-name="gr12" draw:text-style-name="P9" draw:layer="layout" svg:width="1.671cm" svg:height="0.838cm" svg:x="0.804cm" svg:y="5.634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glue-point-type="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C 346 477 340 458 333 441 L 321 410 L 285 390 L 250 370 L 206 363 L 162 356 L 120 338 L 79 321 L 31 274 L 38 208 L 53 190 L 69 172 L 101 163 L 133 153 L 202 167 C 240 175 284 186 300 191 L 328 202 L 332 226 L 337 250 L 355 269 C 365 279 380 298 388 310 C 396 323 403 339 404 346 L 404 360 L 444 409 L 470 402 L 487 409 L 502 417 L 502 401 L 514 409 L 526 418 L 526 402 L 491 390 L 457 377 L 448 363 L 439 350 L 479 341 L 501 345 C 512 347 532 351 544 353 L 565 358 L 565 336 L 621 336 L 661 373 C 684 394 710 422 718 435 L 734 460 L 739 456 L 744 453 L 762 466 L 779 480 L 774 458 L 769 436 L 794 436 L 776 417 L 757 415 L 737 413 L 736 406 L 734 400 L 801 395 L 850 416 L 857 408 C 860 403 863 396 863 392 L 863 384 L 844 374 C 833 368 821 357 816 350 L 808 337 L 827 319 L 845 300 L 905 299 L 964 299 L 980 286 C 989 280 996 271 996 269 C 996 266 986 249 972 232 L 948 201 L 917 185 L 887 169 L 892 142 L 897 115 L 878 110 L 859 104 L 840 110 L 840 123 C 840 130 838 135 836 135 C 833 135 823 131 813 125 L 794 114 L 778 122 L 761 129 L 702 82 L 644 34 L 600 17 L 556 0 L 513 4 L 471 8 L 434 27 L 397 46 L 372 73 L 348 101 L 343 127 L 338 154 L 281 142 C 250 135 206 127 184 125 L 142 120 L 114 125 L 87 129 L 59 150 L 31 171 L 16 197 L 0 223 L 6 248 C 8 262 16 281 22 291 C 28 301 42 316 54 326 C 66 335 91 349 110 357 C 129 365 174 377 208 384 L 271 398 L 293 412 L 314 426 L 326 461 C 333 481 340 496 342 496 N"/>
          </draw:custom-shape>
          <draw:custom-shape draw:name="Freeform 27" draw:style-name="gr10" draw:text-style-name="P10" draw:layer="layout" svg:width="1.663cm" svg:height="0.815cm" svg:x="0.819cm" svg:y="5.641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glue-point-type="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C 336 475 331 459 325 443 L 313 414 L 296 399 C 287 391 268 380 254 374 C 240 368 207 360 182 356 L 137 349 L 98 330 L 58 311 L 21 268 L 21 220 L 37 192 L 54 164 L 79 157 C 93 153 114 149 127 149 C 140 149 177 155 210 163 C 244 170 284 181 300 186 L 329 196 L 329 241 L 345 257 C 354 266 370 285 380 299 L 400 325 L 395 337 L 390 350 L 412 372 C 423 384 434 393 436 392 C 437 392 449 394 462 397 L 486 403 L 486 384 L 465 384 L 446 366 L 427 349 L 442 340 L 457 330 L 472 330 C 479 330 499 335 514 340 L 542 350 L 549 346 L 557 342 L 552 336 L 548 330 L 616 330 L 659 368 L 702 407 L 712 429 L 723 450 L 730 450 C 734 450 737 447 737 443 L 737 435 L 753 451 L 769 467 L 764 454 C 761 446 757 436 754 431 L 750 421 L 777 430 L 771 414 L 748 410 L 726 407 L 727 401 L 728 394 L 759 386 L 790 378 L 795 388 L 799 397 L 831 397 L 831 413 L 844 402 L 857 391 L 836 370 L 824 373 L 812 377 L 823 368 L 811 352 L 799 336 L 803 323 L 808 310 L 832 299 L 856 289 L 888 290 C 906 291 928 291 937 291 L 952 290 L 972 277 L 991 264 L 964 230 L 937 196 L 903 179 C 885 170 870 161 870 159 C 870 158 874 149 879 140 L 888 123 L 868 103 L 837 103 L 833 116 C 831 123 826 129 822 129 C 819 129 814 126 810 122 L 805 114 L 749 122 L 698 80 L 646 38 L 603 19 L 560 0 L 517 0 L 474 0 L 443 14 L 411 28 L 378 56 L 344 85 L 340 109 C 337 123 333 137 330 141 L 325 149 L 268 136 C 237 130 191 122 165 119 L 120 115 L 89 126 C 72 132 50 143 40 151 L 22 166 L 11 189 L 0 212 L 0 258 L 12 281 L 25 303 L 54 323 C 69 333 93 346 107 352 C 120 358 148 366 169 370 C 190 374 223 381 241 385 L 275 393 L 292 409 L 309 425 L 322 456 Z M 513 403 C 515 403 517 402 517 400 C 517 398 515 397 513 397 C 511 397 509 398 509 400 C 509 402 511 403 513 403 Z M 497 397 C 499 397 501 395 501 394 C 501 392 499 390 497 390 C 495 390 493 392 493 394 C 493 395 495 397 497 397 Z N"/>
          </draw:custom-shape>
        </draw:g>
        <draw:g draw:name="Group 28">
          <draw:custom-shape draw:name="Freeform 29" draw:style-name="gr13" draw:text-style-name="P4" draw:layer="layout" svg:width="1.699cm" svg:height="0.854cm" svg:x="0.791cm" svg:y="4.68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glue-point-type="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L 344 422 L 317 401 C 302 390 280 377 269 374 C 257 370 229 364 205 360 L 162 353 L 124 336 L 85 318 L 67 297 L 48 276 L 48 234 L 78 183 L 99 175 C 110 171 127 167 137 167 C 147 167 185 173 221 181 C 257 189 296 199 308 205 L 330 214 L 330 246 L 348 265 C 358 276 374 296 383 310 L 401 335 L 401 369 L 429 398 L 458 428 L 476 415 L 491 423 L 505 432 L 543 426 L 541 412 L 538 398 L 514 391 C 500 388 483 380 476 375 C 469 370 463 364 463 360 L 463 354 L 513 354 L 567 371 L 577 359 L 587 348 L 625 348 L 661 379 C 681 397 706 424 718 439 L 738 468 L 761 477 L 783 487 L 788 483 C 791 481 793 472 793 464 L 793 449 L 808 441 L 799 420 L 782 414 L 765 408 L 835 415 L 845 427 L 856 438 L 867 425 C 874 418 879 408 879 402 L 879 392 L 852 370 L 824 347 L 832 334 L 841 320 L 862 314 L 883 307 L 920 311 L 958 316 L 1012 284 L 1012 262 L 950 195 L 927 183 L 903 171 L 907 146 L 912 122 L 892 111 L 872 99 L 854 108 L 836 116 L 799 118 L 761 119 L 721 83 L 681 47 L 626 23 L 571 0 L 535 0 L 499 0 L 420 31 L 346 102 L 346 116 C 346 124 343 134 339 139 L 332 149 L 255 134 L 179 119 L 136 122 L 94 126 L 67 144 L 40 161 L 20 195 L 0 229 L 10 284 L 29 308 C 40 321 58 338 70 346 C 82 353 107 365 128 373 C 148 380 176 388 190 391 C 205 393 233 400 253 405 L 289 415 L 305 430 L 321 445 L 330 476 L 340 508 L 347 508 N"/>
          </draw:custom-shape>
          <draw:custom-shape draw:name="Freeform 30" draw:style-name="gr14" draw:text-style-name="P5" draw:layer="layout" svg:width="1.686cm" svg:height="0.855cm" svg:x="0.804cm" svg:y="4.686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glue-point-type="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L 340 447 L 328 411 L 296 391 L 264 371 L 220 363 C 196 359 162 352 144 346 L 112 337 L 80 313 L 48 290 L 39 268 L 31 245 L 43 218 L 57 190 L 76 176 L 96 163 L 158 163 L 221 177 C 256 184 295 195 307 201 L 329 210 L 329 255 L 346 268 C 354 275 369 292 378 307 L 395 334 L 393 345 L 391 356 L 417 387 L 442 418 L 458 415 L 473 411 L 483 418 L 493 425 L 529 421 L 529 401 L 505 391 C 492 386 477 379 470 377 L 458 372 L 456 361 L 453 350 L 467 346 L 480 342 L 519 354 L 559 366 L 568 355 L 578 344 L 621 344 L 657 378 C 677 397 701 423 710 435 L 727 459 L 748 468 C 760 473 773 477 778 477 L 786 477 L 782 461 L 778 444 L 787 442 L 796 439 L 787 426 L 778 414 L 755 410 L 733 406 L 752 404 C 763 403 779 402 787 403 C 796 404 813 409 826 414 L 850 424 L 860 413 C 866 406 870 397 870 393 L 870 384 L 854 377 C 846 373 833 362 825 353 L 812 335 L 834 320 L 855 304 L 962 304 L 983 290 C 994 282 1003 273 1003 270 C 1003 266 991 249 976 231 L 948 198 L 917 181 L 886 163 L 895 147 L 903 131 L 894 117 L 885 103 L 847 103 L 836 117 L 825 131 L 819 123 L 813 115 L 785 119 L 757 123 L 647 32 L 568 0 L 525 0 L 481 1 L 439 20 L 398 39 L 371 65 L 345 92 L 340 116 C 337 129 333 142 332 144 L 329 148 L 284 139 C 259 134 216 127 189 122 L 139 115 L 107 123 L 74 131 L 48 152 C 34 164 17 181 11 191 L 0 209 L 0 264 L 10 286 L 21 307 L 50 329 C 66 341 92 356 109 363 L 138 376 L 192 387 C 221 393 257 402 272 408 L 300 419 L 314 447 C 322 462 329 481 329 489 L 329 504 L 336 504 N"/>
          </draw:custom-shape>
          <draw:custom-shape draw:name="Freeform 31" draw:style-name="gr6" draw:text-style-name="P6" draw:layer="layout" svg:width="1.693cm" svg:height="0.831cm" svg:x="0.804cm" svg:y="4.695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glue-point-type="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L 331 416 L 304 395 L 277 375 L 236 364 C 213 359 188 354 179 354 L 164 354 L 76 313 L 59 295 L 42 277 L 37 257 L 32 237 L 44 214 L 55 190 L 72 177 L 88 165 L 117 161 L 147 157 L 213 171 C 250 179 291 189 306 194 L 331 202 L 331 246 L 347 262 C 355 270 371 289 382 303 L 402 329 L 393 353 L 419 383 L 445 413 L 465 409 L 486 406 L 491 413 L 496 420 L 511 416 L 527 413 L 527 396 L 497 385 C 481 380 463 371 457 365 L 447 355 L 452 348 L 457 341 L 501 341 L 530 351 L 558 361 L 570 342 L 591 337 L 612 333 L 652 365 L 691 398 L 729 455 L 772 474 L 779 470 L 787 466 L 782 456 L 777 445 L 787 440 L 796 436 L 791 425 L 787 415 L 761 409 L 735 403 L 760 398 L 785 393 L 819 407 L 852 421 L 862 410 C 868 403 872 396 872 393 C 872 390 860 378 845 367 L 817 345 L 817 327 L 849 301 L 962 300 L 1009 269 L 979 231 L 948 194 L 919 179 L 890 165 L 897 107 L 876 103 L 854 98 L 826 127 L 821 119 L 815 112 L 759 120 L 708 77 L 656 35 L 616 17 L 575 0 L 485 0 L 451 14 L 418 27 L 355 82 L 345 109 C 340 124 334 139 331 141 L 327 146 L 268 134 C 236 127 194 120 176 118 L 142 113 L 81 127 L 32 162 L 16 189 L 0 216 L 5 249 L 9 281 L 26 301 C 35 313 56 330 72 340 L 102 358 L 144 369 C 167 376 207 385 232 391 L 278 402 L 323 439 L 328 467 L 333 494 L 339 494 N"/>
          </draw:custom-shape>
          <draw:custom-shape draw:name="Freeform 32" draw:style-name="gr15" draw:text-style-name="P7" draw:layer="layout" svg:width="1.686cm" svg:height="0.839cm" svg:x="0.804cm" svg:y="4.695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glue-point-type="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L 343 470 C 340 455 334 434 328 424 L 317 405 L 286 386 L 255 367 L 196 357 L 138 347 L 100 326 L 62 305 L 47 283 L 31 262 L 31 248 C 31 240 37 222 44 207 L 57 180 L 73 172 C 82 168 102 162 117 160 L 143 154 L 206 168 C 240 175 282 185 299 191 L 329 202 L 329 242 L 353 265 L 376 288 L 376 297 C 376 302 382 309 388 314 L 401 323 L 392 352 L 449 414 L 458 408 L 467 401 L 482 410 L 496 419 L 511 416 L 525 413 L 525 395 L 499 388 L 472 380 L 459 368 L 445 355 L 451 347 L 456 340 L 485 343 C 500 345 524 349 536 351 L 559 356 L 566 345 L 573 334 L 612 334 L 654 368 L 696 401 L 733 461 L 759 461 L 769 474 L 776 471 L 783 467 L 779 457 L 774 448 L 784 438 L 793 428 L 788 421 C 785 417 772 412 758 408 L 733 403 L 755 398 L 777 392 L 808 401 L 839 410 L 839 415 C 839 418 841 421 845 421 C 848 421 855 414 861 407 L 871 392 L 843 370 L 815 348 L 815 321 L 833 311 L 850 301 L 950 301 L 972 289 C 985 283 997 274 999 269 L 1003 261 L 939 192 L 887 166 L 891 143 L 896 120 L 886 110 L 876 100 L 847 100 L 828 126 L 798 113 L 777 117 L 755 121 L 710 81 L 666 42 L 618 21 L 570 0 L 485 0 L 448 16 L 411 32 L 379 62 L 346 91 L 341 119 L 336 147 L 326 147 C 321 147 298 142 274 137 C 250 131 211 124 186 120 L 141 114 L 103 124 L 66 133 L 45 152 C 34 162 20 180 13 192 L 0 213 L 0 229 C 0 237 4 255 8 269 L 17 295 L 47 321 L 77 346 L 112 360 C 132 367 177 379 212 387 L 277 401 L 314 430 L 323 457 C 328 472 335 487 339 491 N"/>
          </draw:custom-shape>
          <draw:custom-shape draw:name="Freeform 33" draw:style-name="gr8" draw:text-style-name="P8" draw:layer="layout" svg:width="1.678cm" svg:height="0.831cm" svg:x="0.804cm" svg:y="4.695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glue-point-type="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L 346 484 C 346 479 342 460 337 444 L 328 414 L 299 394 L 270 375 L 224 365 C 198 359 168 353 157 351 C 147 349 121 338 101 327 L 63 307 L 48 286 L 32 264 L 32 227 L 48 200 L 64 174 L 77 168 C 85 165 103 160 116 158 L 142 154 L 205 167 C 241 175 283 185 300 191 L 330 202 L 330 239 L 352 263 C 364 276 381 297 390 310 L 407 332 L 394 349 L 422 382 L 450 415 L 461 399 L 477 407 C 486 411 501 414 510 414 L 526 414 L 526 408 C 526 405 522 399 516 396 C 511 392 498 388 487 385 L 467 381 L 457 367 L 446 353 L 462 339 L 492 343 C 508 345 532 349 544 351 L 565 356 L 565 334 L 617 334 L 661 372 L 705 411 L 717 432 L 730 453 L 754 464 L 779 474 L 774 454 L 769 434 L 779 436 L 789 438 L 789 419 L 761 411 L 734 402 L 748 398 L 762 393 L 794 397 C 813 399 832 405 837 408 L 847 415 L 855 411 L 863 407 L 863 381 L 849 375 C 841 371 828 361 821 352 L 809 335 L 823 320 L 838 304 L 966 296 L 982 282 L 999 268 L 991 252 C 986 243 971 225 957 211 L 931 186 L 909 176 L 887 167 L 891 140 L 896 114 L 854 97 L 826 129 L 814 121 L 803 113 L 778 118 L 754 122 L 705 80 L 656 38 L 562 0 L 490 0 L 409 34 L 378 64 L 348 93 L 338 147 L 327 147 C 321 147 287 140 251 133 L 185 119 L 137 122 L 89 125 L 61 143 L 34 161 L 0 222 L 10 280 L 28 300 C 38 311 54 326 64 333 C 75 340 95 351 110 357 C 125 364 165 375 200 382 L 263 395 L 281 405 C 291 410 306 425 315 436 L 330 458 L 330 472 L 330 487 L 338 491 N"/>
          </draw:custom-shape>
          <draw:custom-shape draw:name="Freeform 34" draw:style-name="gr16" draw:text-style-name="P9" draw:layer="layout" svg:width="1.671cm" svg:height="0.839cm" svg:x="0.804cm" svg:y="4.686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glue-point-type="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C 346 477 340 458 333 441 L 321 410 L 285 390 L 250 370 L 206 363 L 162 356 L 120 338 L 79 321 L 31 274 L 38 208 L 53 190 L 69 172 L 101 163 L 133 153 L 202 167 C 240 175 284 186 300 191 L 328 202 L 332 226 L 337 250 L 355 269 C 365 279 380 298 388 310 C 396 323 403 339 404 346 L 404 360 L 444 409 L 470 402 L 487 409 L 502 417 L 502 401 L 514 409 L 526 418 L 526 402 L 491 390 L 457 377 L 448 363 L 439 350 L 479 341 L 501 345 C 512 347 532 351 544 353 L 565 358 L 565 336 L 621 336 L 661 373 C 684 394 710 422 718 435 L 734 460 L 739 456 L 744 453 L 762 466 L 779 480 L 774 458 L 769 436 L 794 436 L 776 417 L 757 415 L 737 413 L 736 406 L 734 400 L 801 395 L 850 416 L 857 408 C 860 403 863 396 863 392 L 863 384 L 844 374 C 833 368 821 357 816 350 L 808 337 L 827 319 L 845 300 L 905 299 L 964 299 L 980 286 C 989 280 996 271 996 269 C 996 266 986 249 972 232 L 948 201 L 917 185 L 887 169 L 892 142 L 897 115 L 878 110 L 859 104 L 840 110 L 840 123 C 840 130 838 135 836 135 C 833 135 823 131 813 125 L 794 114 L 778 122 L 761 129 L 702 82 L 644 34 L 600 17 L 556 0 L 513 4 L 471 8 L 434 27 L 397 46 L 372 73 L 348 101 L 343 127 L 338 154 L 281 142 C 250 135 206 127 184 125 L 142 120 L 114 125 L 87 129 L 59 150 L 31 171 L 16 197 L 0 223 L 6 248 C 8 262 16 281 22 291 C 28 301 42 316 54 326 C 66 335 91 349 110 357 C 129 365 174 377 208 384 L 271 398 L 293 412 L 314 426 L 326 461 C 333 481 340 496 342 496 N"/>
          </draw:custom-shape>
          <draw:custom-shape draw:name="Freeform 35" draw:style-name="gr17" draw:text-style-name="P10" draw:layer="layout" svg:width="1.663cm" svg:height="0.817cm" svg:x="0.819cm" svg:y="4.702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glue-point-type="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C 336 475 331 459 325 443 L 313 414 L 296 399 C 287 391 268 380 254 374 C 240 368 207 360 182 356 L 137 349 L 98 330 L 58 311 L 21 268 L 21 220 L 37 192 L 54 164 L 79 157 C 93 153 114 149 127 149 C 140 149 177 155 210 163 C 244 170 284 181 300 186 L 329 196 L 329 241 L 345 257 C 354 266 370 285 380 299 L 400 325 L 395 337 L 390 350 L 412 372 C 423 384 434 393 436 392 C 437 392 449 394 462 397 L 486 403 L 486 384 L 465 384 L 446 366 L 427 349 L 442 340 L 457 330 L 472 330 C 479 330 499 335 514 340 L 542 350 L 549 346 L 557 342 L 552 336 L 548 330 L 616 330 L 659 368 L 702 407 L 712 429 L 723 450 L 730 450 C 734 450 737 447 737 443 L 737 435 L 753 451 L 769 467 L 764 454 C 761 446 757 436 754 431 L 750 421 L 777 430 L 771 414 L 748 410 L 726 407 L 727 401 L 728 394 L 759 386 L 790 378 L 795 388 L 799 397 L 831 397 L 831 413 L 844 402 L 857 391 L 836 370 L 824 373 L 812 377 L 823 368 L 811 352 L 799 336 L 803 323 L 808 310 L 832 299 L 856 289 L 888 290 C 906 291 928 291 937 291 L 952 290 L 972 277 L 991 264 L 964 230 L 937 196 L 903 179 C 885 170 870 161 870 159 C 870 158 874 149 879 140 L 888 123 L 868 103 L 837 103 L 833 116 C 831 123 826 129 822 129 C 819 129 814 126 810 122 L 805 114 L 749 122 L 698 80 L 646 38 L 603 19 L 560 0 L 517 0 L 474 0 L 443 14 L 411 28 L 378 56 L 344 85 L 340 109 C 337 123 333 137 330 141 L 325 149 L 268 136 C 237 130 191 122 165 119 L 120 115 L 89 126 C 72 132 50 143 40 151 L 22 166 L 11 189 L 0 212 L 0 258 L 12 281 L 25 303 L 54 323 C 69 333 93 346 107 352 C 120 358 148 366 169 370 C 190 374 223 381 241 385 L 275 393 L 292 409 L 309 425 L 322 456 Z M 513 403 C 515 403 517 402 517 400 C 517 398 515 397 513 397 C 511 397 509 398 509 400 C 509 402 511 403 513 403 Z M 497 397 C 499 397 501 395 501 394 C 501 392 499 390 497 390 C 495 390 493 392 493 394 C 493 395 495 397 497 397 Z N"/>
          </draw:custom-shape>
        </draw:g>
        <draw:g draw:name="Group 36">
          <draw:g draw:name="Group 37">
            <draw:custom-shape draw:name="Freeform 38" draw:style-name="gr18" draw:text-style-name="P11" draw:layer="layout" svg:width="0.949cm" svg:height="1.287cm" svg:x="3.683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39" draw:style-name="gr19" draw:text-style-name="P12" draw:layer="layout" svg:width="0.949cm" svg:height="1.279cm" svg:x="3.683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0">
            <draw:custom-shape draw:name="Freeform 41" draw:style-name="gr20" draw:text-style-name="P11" draw:layer="layout" svg:width="0.95cm" svg:height="1.287cm" svg:x="7.143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2" draw:style-name="gr21" draw:text-style-name="P12" draw:layer="layout" svg:width="0.95cm" svg:height="1.279cm" svg:x="7.143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3">
            <draw:custom-shape draw:name="Freeform 44" draw:style-name="gr20" draw:text-style-name="P11" draw:layer="layout" svg:width="0.95cm" svg:height="1.287cm" svg:x="8.297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5" draw:style-name="gr21" draw:text-style-name="P12" draw:layer="layout" svg:width="0.95cm" svg:height="1.279cm" svg:x="8.297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6">
            <draw:custom-shape draw:name="Freeform 47" draw:style-name="gr20" draw:text-style-name="P11" draw:layer="layout" svg:width="0.95cm" svg:height="1.287cm" svg:x="9.45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8" draw:style-name="gr21" draw:text-style-name="P12" draw:layer="layout" svg:width="0.95cm" svg:height="1.279cm" svg:x="9.45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9">
            <draw:custom-shape draw:name="Freeform 50" draw:style-name="gr18" draw:text-style-name="P11" draw:layer="layout" svg:width="0.949cm" svg:height="1.287cm" svg:x="10.598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1" draw:style-name="gr19" draw:text-style-name="P12" draw:layer="layout" svg:width="0.949cm" svg:height="1.279cm" svg:x="10.598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52">
            <draw:custom-shape draw:name="Freeform 53" draw:style-name="gr20" draw:text-style-name="P11" draw:layer="layout" svg:width="0.95cm" svg:height="1.287cm" svg:x="4.836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4" draw:style-name="gr21" draw:text-style-name="P12" draw:layer="layout" svg:width="0.95cm" svg:height="1.279cm" svg:x="4.836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55">
            <draw:custom-shape draw:name="Freeform 56" draw:style-name="gr18" draw:text-style-name="P11" draw:layer="layout" svg:width="0.949cm" svg:height="1.287cm" svg:x="5.99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glue-point-type="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C 555 64 564 76 566 84 C 568 89 569 97 568 101 C 563 113 544 116 520 108 C 516 107 511 106 511 106 C 511 106 506 112 500 119 C 487 133 487 132 497 143 C 514 163 517 183 504 190 C 497 194 484 195 471 192 C 468 191 465 190 464 191 C 464 191 402 278 327 384 C 251 490 188 578 186 580 C 177 587 162 590 147 587 C 144 586 140 586 139 587 C 138 588 109 625 75 670 C 30 729 12 752 10 753 C 8 753 5 755 3 756 C 1 757 0 757 0 756 C 1 755 28 715 61 666 C 94 617 121 577 121 576 C 121 575 118 572 115 569 C 107 560 103 552 101 544 C 100 534 101 529 106 519 C 108 515 170 427 243 324 C 316 220 377 135 377 134 C 378 132 377 130 374 125 C 368 117 364 104 365 97 C 368 84 385 80 409 86 L 420 89 L 429 74 C 434 65 438 58 438 57 C 438 56 436 52 433 48 C 422 33 419 19 424 11 C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7" draw:style-name="gr19" draw:text-style-name="P12" draw:layer="layout" svg:width="0.949cm" svg:height="1.279cm" svg:x="5.99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glue-point-type="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C 441 1 445 1 450 2 C 462 3 473 6 490 14 C 505 21 525 34 536 44 C 543 51 556 66 557 69 C 558 70 558 71 559 70 C 559 70 561 72 562 75 C 565 81 568 90 566 90 C 566 90 565 92 565 94 C 564 106 548 111 526 105 C 521 104 515 103 513 102 L 509 101 L 497 114 C 491 121 486 128 485 129 C 485 130 489 135 494 141 C 501 149 503 152 506 160 C 510 172 510 178 505 183 C 499 189 485 190 470 187 C 467 186 463 185 463 186 C 462 186 400 272 325 378 C 250 483 187 572 185 574 C 177 582 162 586 146 582 C 142 581 138 581 137 582 C 136 582 113 613 85 650 C 57 686 29 723 22 732 C 15 741 10 748 11 748 C 11 748 9 750 5 751 C 2 752 0 752 1 751 C 5 749 123 574 122 572 C 122 571 119 568 117 565 C 102 551 98 534 106 519 C 107 515 169 427 243 323 C 317 219 378 133 379 131 C 380 129 380 129 376 123 C 371 116 366 103 366 97 C 367 90 369 88 377 85 C 386 81 395 82 410 86 C 418 88 420 88 421 86 C 427 78 440 54 440 53 C 439 52 437 48 434 45 C 428 37 423 26 422 20 C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g draw:name="Group 58">
          <draw:custom-shape draw:name="Freeform 59" draw:style-name="gr22" draw:text-style-name="P11" draw:layer="layout" svg:width="0.71cm" svg:height="0.952cm" svg:x="11.356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60" draw:style-name="gr23" draw:text-style-name="P13" draw:layer="layout" svg:width="0.71cm" svg:height="0.952cm" svg:x="11.356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61" draw:style-name="gr24" draw:text-style-name="P14" draw:layer="layout" svg:width="0.71cm" svg:height="0.952cm" svg:x="11.356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62" draw:style-name="gr25" draw:text-style-name="P15" draw:layer="layout" svg:width="0.71cm" svg:height="0.952cm" svg:x="11.356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63" draw:style-name="gr26" draw:text-style-name="P16" draw:layer="layout" svg:width="0.71cm" svg:height="0.952cm" svg:x="11.356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64">
          <draw:custom-shape draw:name="Freeform 65" draw:style-name="gr22" draw:text-style-name="P11" draw:layer="layout" svg:width="0.71cm" svg:height="0.952cm" svg:x="10.202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66" draw:style-name="gr23" draw:text-style-name="P13" draw:layer="layout" svg:width="0.71cm" svg:height="0.952cm" svg:x="10.202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67" draw:style-name="gr24" draw:text-style-name="P14" draw:layer="layout" svg:width="0.71cm" svg:height="0.952cm" svg:x="10.202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68" draw:style-name="gr25" draw:text-style-name="P15" draw:layer="layout" svg:width="0.71cm" svg:height="0.952cm" svg:x="10.202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69" draw:style-name="gr26" draw:text-style-name="P16" draw:layer="layout" svg:width="0.71cm" svg:height="0.952cm" svg:x="10.202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70">
          <draw:custom-shape draw:name="Freeform 71" draw:style-name="gr22" draw:text-style-name="P11" draw:layer="layout" svg:width="0.71cm" svg:height="0.952cm" svg:x="9.055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72" draw:style-name="gr23" draw:text-style-name="P13" draw:layer="layout" svg:width="0.71cm" svg:height="0.952cm" svg:x="9.055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73" draw:style-name="gr24" draw:text-style-name="P14" draw:layer="layout" svg:width="0.71cm" svg:height="0.952cm" svg:x="9.055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74" draw:style-name="gr25" draw:text-style-name="P15" draw:layer="layout" svg:width="0.71cm" svg:height="0.952cm" svg:x="9.055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75" draw:style-name="gr26" draw:text-style-name="P16" draw:layer="layout" svg:width="0.71cm" svg:height="0.952cm" svg:x="9.055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76">
          <draw:custom-shape draw:name="Freeform 77" draw:style-name="gr27" draw:text-style-name="P11" draw:layer="layout" svg:width="0.703cm" svg:height="0.952cm" svg:x="7.901cm" svg:y="5.535cm">
            <text:p/>
            <draw:enhanced-geometry svg:viewBox="0 0 429 560" draw:extrusion-allowed="true" draw:glue-points="1 124 0 120 2 115 92 115 94 120 93 124 2 125 0 111 16 35 18 34 42 31 41 28 7 3 47 0 87 3 53 28 52 31 76 34 77 35 94 110 93 113 1 113 57 98 75 79 56 45 20 65 21 84 48 100 40 73 42 67 48 65 53 67 66 59 68 61 68 62 54 70 54 73 48 79" draw:glue-point-type="1 124 0 120 2 115 92 115 94 120 93 124 2 125 0 111 16 35 18 34 42 31 41 28 7 3 47 0 87 3 53 28 52 31 76 34 77 35 94 110 93 113 1 113 57 98 75 79 56 45 20 65 21 84 48 100 40 73 42 67 48 65 53 67 66 59 68 61 68 62 54 70 54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78" draw:style-name="gr28" draw:text-style-name="P13" draw:layer="layout" svg:width="0.703cm" svg:height="0.952cm" svg:x="7.901cm" svg:y="5.535cm">
            <text:p/>
            <draw:enhanced-geometry svg:viewBox="0 0 429 560" draw:extrusion-allowed="true" draw:glue-points="0 123 2 116 92 116 94 123 47 125 1 112 0 110 18 34 30 34 42 31 41 28 7 3 7 0 87 0 79 16 53 28 52 31 64 34 76 34 94 110 93 112 49 100 75 79 64 49 20 62 21 84 39 99 49 100 44 79 40 70 52 67 59 63 68 60 61 66 54 71 49 79" draw:glue-point-type="0 123 2 116 92 116 94 123 47 125 1 112 0 110 18 34 30 34 42 31 41 28 7 3 7 0 87 0 79 16 53 28 52 31 64 34 76 34 94 110 93 112 49 100 75 79 64 49 20 62 21 84 39 99 49 100 44 79 40 70 52 67 59 63 68 60 61 66 54 71 49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79" draw:style-name="gr29" draw:text-style-name="P14" draw:layer="layout" svg:width="0.703cm" svg:height="0.952cm" svg:x="7.901cm" svg:y="5.535cm">
            <text:p/>
            <draw:enhanced-geometry svg:viewBox="0 0 429 560" draw:extrusion-allowed="true" draw:glue-points="0 123 2 116 94 118 92 125 2 125 0 112 16 35 18 34 42 34 42 28 41 28 12 12 7 0 87 0 87 1 61 26 52 28 52 31 64 34 76 34 94 110 93 112 47 113 49 100 61 97 75 66 55 45 24 56 23 88 34 98 49 100 40 74 40 70 52 67 59 63 67 60 68 62 54 70 52 77 46 79" draw:glue-point-type="0 123 2 116 94 118 92 125 2 125 0 112 16 35 18 34 42 34 42 28 41 28 12 12 7 0 87 0 87 1 61 26 52 28 52 31 64 34 76 34 94 110 93 112 47 113 49 100 61 97 75 66 55 45 24 56 23 88 34 98 49 100 40 74 40 70 52 67 59 63 67 60 68 62 54 70 52 77 46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80" draw:style-name="gr30" draw:text-style-name="P15" draw:layer="layout" svg:width="0.703cm" svg:height="0.952cm" svg:x="7.901cm" svg:y="5.535cm">
            <text:p/>
            <draw:enhanced-geometry svg:viewBox="0 0 429 560" draw:extrusion-allowed="true" draw:glue-points="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glue-point-type="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81" draw:style-name="gr31" draw:text-style-name="P16" draw:layer="layout" svg:width="0.702cm" svg:height="0.952cm" svg:x="7.91cm" svg:y="5.535cm">
            <text:p/>
            <draw:enhanced-geometry svg:viewBox="0 0 428 560" draw:extrusion-allowed="true" draw:glue-points="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glue-point-type="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82">
          <draw:custom-shape draw:name="Freeform 83" draw:style-name="gr22" draw:text-style-name="P11" draw:layer="layout" svg:width="0.71cm" svg:height="0.952cm" svg:x="6.755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84" draw:style-name="gr23" draw:text-style-name="P13" draw:layer="layout" svg:width="0.71cm" svg:height="0.952cm" svg:x="6.755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85" draw:style-name="gr24" draw:text-style-name="P14" draw:layer="layout" svg:width="0.71cm" svg:height="0.952cm" svg:x="6.755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86" draw:style-name="gr25" draw:text-style-name="P15" draw:layer="layout" svg:width="0.71cm" svg:height="0.952cm" svg:x="6.755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87" draw:style-name="gr26" draw:text-style-name="P16" draw:layer="layout" svg:width="0.71cm" svg:height="0.952cm" svg:x="6.755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88">
          <draw:custom-shape draw:name="Freeform 89" draw:style-name="gr27" draw:text-style-name="P11" draw:layer="layout" svg:width="0.703cm" svg:height="0.952cm" svg:x="5.601cm" svg:y="5.535cm">
            <text:p/>
            <draw:enhanced-geometry svg:viewBox="0 0 429 560" draw:extrusion-allowed="true" draw:glue-points="1 124 0 120 2 115 92 115 94 120 93 124 2 125 0 111 16 35 18 34 42 31 41 28 7 3 47 0 87 3 53 28 52 31 76 34 77 35 94 110 93 113 1 113 57 98 75 79 56 45 20 65 21 84 48 100 40 73 42 67 48 65 53 67 66 59 68 61 68 62 54 70 54 73 48 79" draw:glue-point-type="1 124 0 120 2 115 92 115 94 120 93 124 2 125 0 111 16 35 18 34 42 31 41 28 7 3 47 0 87 3 53 28 52 31 76 34 77 35 94 110 93 113 1 113 57 98 75 79 56 45 20 65 21 84 48 100 40 73 42 67 48 65 53 67 66 59 68 61 68 62 54 70 54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90" draw:style-name="gr28" draw:text-style-name="P13" draw:layer="layout" svg:width="0.703cm" svg:height="0.952cm" svg:x="5.601cm" svg:y="5.535cm">
            <text:p/>
            <draw:enhanced-geometry svg:viewBox="0 0 429 560" draw:extrusion-allowed="true" draw:glue-points="0 123 2 116 92 116 94 123 47 125 1 112 0 110 18 34 30 34 42 31 41 28 7 3 7 0 87 0 79 16 53 28 52 31 64 34 76 34 94 110 93 112 49 100 75 79 64 49 20 62 21 84 39 99 49 100 44 79 40 70 52 67 59 63 68 60 61 66 54 71 49 79" draw:glue-point-type="0 123 2 116 92 116 94 123 47 125 1 112 0 110 18 34 30 34 42 31 41 28 7 3 7 0 87 0 79 16 53 28 52 31 64 34 76 34 94 110 93 112 49 100 75 79 64 49 20 62 21 84 39 99 49 100 44 79 40 70 52 67 59 63 68 60 61 66 54 71 49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91" draw:style-name="gr29" draw:text-style-name="P14" draw:layer="layout" svg:width="0.703cm" svg:height="0.952cm" svg:x="5.601cm" svg:y="5.535cm">
            <text:p/>
            <draw:enhanced-geometry svg:viewBox="0 0 429 560" draw:extrusion-allowed="true" draw:glue-points="0 123 2 116 94 118 92 125 2 125 0 112 16 35 18 34 42 34 42 28 41 28 12 12 7 0 87 0 87 1 61 26 52 28 52 31 64 34 76 34 94 110 93 112 47 113 49 100 61 97 75 66 55 45 24 56 23 88 34 98 49 100 40 74 40 70 52 67 59 63 67 60 68 62 54 70 52 77 46 79" draw:glue-point-type="0 123 2 116 94 118 92 125 2 125 0 112 16 35 18 34 42 34 42 28 41 28 12 12 7 0 87 0 87 1 61 26 52 28 52 31 64 34 76 34 94 110 93 112 47 113 49 100 61 97 75 66 55 45 24 56 23 88 34 98 49 100 40 74 40 70 52 67 59 63 67 60 68 62 54 70 52 77 46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92" draw:style-name="gr30" draw:text-style-name="P15" draw:layer="layout" svg:width="0.703cm" svg:height="0.952cm" svg:x="5.601cm" svg:y="5.535cm">
            <text:p/>
            <draw:enhanced-geometry svg:viewBox="0 0 429 560" draw:extrusion-allowed="true" draw:glue-points="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glue-point-type="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93" draw:style-name="gr32" draw:text-style-name="P16" draw:layer="layout" svg:width="0.704cm" svg:height="0.952cm" svg:x="5.607cm" svg:y="5.535cm">
            <text:p/>
            <draw:enhanced-geometry svg:viewBox="0 0 428 560" draw:extrusion-allowed="true" draw:glue-points="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glue-point-type="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94">
          <draw:custom-shape draw:name="Freeform 95" draw:style-name="gr33" draw:text-style-name="P11" draw:layer="layout" svg:width="0.711cm" svg:height="0.952cm" svg:x="4.454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96" draw:style-name="gr34" draw:text-style-name="P13" draw:layer="layout" svg:width="0.711cm" svg:height="0.952cm" svg:x="4.454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97" draw:style-name="gr35" draw:text-style-name="P14" draw:layer="layout" svg:width="0.711cm" svg:height="0.952cm" svg:x="4.454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98" draw:style-name="gr36" draw:text-style-name="P15" draw:layer="layout" svg:width="0.711cm" svg:height="0.952cm" svg:x="4.454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99" draw:style-name="gr37" draw:text-style-name="P16" draw:layer="layout" svg:width="0.711cm" svg:height="0.952cm" svg:x="4.454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g draw:name="Group 100">
          <draw:custom-shape draw:name="Freeform 101" draw:style-name="gr33" draw:text-style-name="P11" draw:layer="layout" svg:width="0.711cm" svg:height="0.952cm" svg:x="3.308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glue-point-type="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C 2 554 1 552 1 550 C 0 549 0 545 0 538 C 0 527 0 525 2 523 C 3 521 6 518 9 517 C 10 517 28 517 214 517 C 401 517 418 517 419 517 C 422 518 425 521 427 523 C 428 525 428 526 428 538 C 428 545 428 549 428 550 C 427 552 426 554 425 556 C 423 557 421 558 419 559 C 417 559 11 559 9 559 Z M 5 504 C 2 503 0 500 0 497 C 1 496 1 494 1 494 C 1 492 73 160 74 159 C 75 156 77 153 81 152 L 82 152 L 191 151 L 191 139 C 191 132 191 127 191 127 C 190 127 189 126 187 126 C 143 121 103 104 74 77 C 54 59 40 38 34 15 C 32 10 30 1 31 0 C 31 0 34 0 214 0 C 394 0 397 0 398 0 C 398 1 396 10 395 15 C 388 38 374 59 354 77 C 326 104 286 121 242 126 C 240 126 238 127 238 127 C 238 127 238 132 238 139 L 238 151 L 346 152 L 348 152 C 350 153 351 154 352 155 C 354 157 354 158 355 160 C 356 163 427 493 428 494 C 428 500 428 502 424 503 L 423 504 L 215 504 C 50 504 6 504 5 504 Z M 221 450 C 236 449 249 446 262 441 C 267 439 276 435 280 433 C 311 415 333 386 341 352 C 345 336 346 317 342 301 C 334 256 301 218 257 203 C 229 194 199 194 172 203 C 131 217 100 249 89 289 C 85 300 84 311 84 323 C 84 343 88 361 97 378 C 110 405 132 426 160 439 C 178 447 201 451 221 450 Z M 211 356 C 196 355 183 343 181 328 C 180 325 181 319 181 317 C 183 310 186 304 191 299 C 196 295 201 292 207 291 C 211 290 217 290 220 291 C 227 292 233 295 238 300 L 240 302 L 271 284 C 292 272 302 267 303 266 C 305 266 308 267 310 269 C 311 270 311 271 312 273 C 312 275 312 275 311 276 C 311 277 310 278 309 278 C 309 279 295 286 277 297 C 248 313 247 314 247 314 C 247 315 247 316 247 317 C 248 319 248 325 247 328 C 247 332 246 334 244 337 C 239 348 229 355 217 356 C 214 356 214 356 211 356 Z N"/>
          </draw:custom-shape>
          <draw:custom-shape draw:name="Freeform 102" draw:style-name="gr34" draw:text-style-name="P13" draw:layer="layout" svg:width="0.711cm" svg:height="0.952cm" svg:x="3.308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glue-point-type="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C 0 548 0 528 1 526 C 2 522 5 519 9 518 C 10 517 28 517 214 517 C 400 517 418 517 419 518 C 423 519 427 522 428 526 C 428 528 428 548 428 550 C 427 554 423 558 419 559 C 418 559 398 559 214 559 C 40 559 10 559 9 559 Z M 5 503 C 3 503 1 501 1 499 C 0 498 0 497 1 494 C 2 490 74 160 74 159 C 75 156 78 153 81 152 L 83 152 L 136 152 C 166 152 191 152 191 151 C 191 151 191 149 191 139 L 191 126 L 188 126 C 167 124 148 119 129 111 C 81 92 46 56 34 15 C 33 10 31 2 31 0 L 31 0 L 397 0 L 397 1 C 397 2 396 8 395 12 C 390 33 378 54 361 71 C 335 97 298 116 257 123 C 253 124 246 125 241 126 C 239 126 238 126 238 126 C 237 126 237 129 237 139 C 237 150 237 151 238 151 C 238 152 262 152 292 152 L 346 152 L 347 152 C 351 153 353 156 354 159 C 355 160 427 490 428 494 C 428 497 428 498 428 499 C 427 501 426 503 423 503 C 422 504 6 504 5 503 Z M 225 450 C 247 448 268 441 287 429 C 314 411 334 383 341 352 C 347 329 346 306 339 284 C 330 258 313 236 290 220 C 259 198 221 191 184 199 C 143 209 108 238 93 277 C 87 292 84 307 84 323 C 84 343 88 361 96 378 C 105 396 117 411 133 423 C 146 433 162 441 178 445 C 188 448 197 450 209 450 C 212 450 222 450 225 450 Z M 212 356 C 207 355 203 354 199 352 C 189 347 182 337 181 326 C 181 322 181 318 182 315 C 183 309 186 305 190 301 C 203 288 225 287 238 300 C 239 302 239 302 240 302 C 240 301 254 293 271 284 C 288 275 302 267 303 267 C 305 266 308 267 309 268 C 312 271 312 276 309 278 C 309 279 294 287 277 296 C 260 306 246 314 246 314 C 246 314 247 315 247 316 C 248 322 248 328 246 334 C 242 343 235 351 225 354 C 221 355 215 356 212 356 Z N"/>
          </draw:custom-shape>
          <draw:custom-shape draw:name="Freeform 103" draw:style-name="gr35" draw:text-style-name="P14" draw:layer="layout" svg:width="0.711cm" svg:height="0.952cm" svg:x="3.308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glue-point-type="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C 0 548 0 529 1 527 C 2 522 5 519 9 518 C 11 517 417 517 419 518 C 423 519 426 522 428 527 C 428 529 428 548 428 550 C 426 554 423 558 419 559 C 417 559 395 559 214 559 C 38 559 11 559 10 559 Z M 5 503 C 3 503 2 501 1 500 C 1 499 1 498 1 497 C 1 495 74 159 75 158 C 76 155 78 153 81 152 L 83 152 L 137 152 L 191 152 L 191 139 L 191 126 L 191 126 C 190 126 189 126 187 126 C 172 124 155 120 141 116 C 104 103 74 82 54 55 C 42 39 34 21 32 4 C 31 2 31 1 31 1 L 31 0 L 397 0 L 397 1 C 397 1 397 2 397 4 C 394 21 386 39 374 55 C 353 84 320 106 280 118 C 267 122 254 124 242 126 C 240 126 238 126 238 126 L 237 126 L 237 139 L 237 152 L 291 152 L 346 152 L 347 152 C 351 154 353 156 354 160 C 355 161 426 485 428 495 C 428 498 428 500 426 502 C 425 502 425 503 424 503 L 422 504 L 214 504 C 31 504 6 503 5 503 Z M 224 450 C 238 449 251 446 264 441 C 268 440 276 436 279 434 C 295 425 310 412 320 398 C 342 368 350 330 342 295 C 335 266 318 240 293 222 C 280 212 266 205 250 201 C 232 196 212 195 192 198 C 158 203 128 222 108 249 C 92 271 83 297 83 323 C 83 348 91 372 104 392 C 114 407 127 419 141 429 C 147 433 151 435 157 438 C 173 446 191 450 210 451 C 213 451 221 450 224 450 Z M 211 356 C 197 354 186 345 182 332 C 181 329 181 327 181 323 C 181 319 181 316 183 313 C 187 300 200 291 214 291 C 223 291 231 294 237 300 C 239 302 240 302 240 302 C 240 302 254 294 271 284 C 288 275 302 267 303 267 C 304 266 306 267 308 267 C 310 269 311 271 311 273 C 311 275 310 277 309 278 C 308 279 294 287 277 296 C 260 306 247 313 246 314 C 246 314 246 314 247 316 C 249 327 246 339 237 346 C 233 351 226 354 220 355 C 218 355 213 356 211 356 Z N"/>
          </draw:custom-shape>
          <draw:custom-shape draw:name="Freeform 104" draw:style-name="gr36" draw:text-style-name="P15" draw:layer="layout" svg:width="0.711cm" svg:height="0.952cm" svg:x="3.308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glue-point-type="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C 10 558 9 558 9 558 C 5 557 2 554 1 551 C 1 550 1 550 1 550 C 0 549 0 527 1 527 C 1 527 1 526 1 526 C 2 524 3 522 4 521 C 6 520 7 519 9 518 C 10 518 27 518 214 518 C 413 518 418 518 419 518 C 422 519 423 520 424 521 C 426 522 427 525 427 526 C 427 526 427 527 428 527 C 428 527 428 550 428 550 C 427 550 427 550 427 551 C 426 554 423 557 420 558 C 419 558 419 559 418 559 C 418 559 357 559 215 559 C 103 559 11 559 11 559 Z M 5 503 C 3 502 2 501 1 500 C 1 499 1 499 1 499 C 0 499 1 495 1 495 C 1 495 17 422 36 333 C 78 140 74 160 75 158 C 76 156 78 154 81 153 L 83 152 L 137 152 C 179 152 191 152 191 152 C 191 151 191 146 191 139 C 191 129 191 126 191 126 C 191 126 189 126 187 125 C 171 124 152 119 136 113 C 100 100 70 78 51 50 C 47 44 44 38 41 32 C 36 23 33 12 32 3 C 31 2 31 0 31 0 C 31 0 68 0 214 0 C 336 0 397 0 397 0 C 397 0 397 0 397 0 C 397 0 397 2 397 3 C 396 10 393 19 390 27 C 381 49 364 71 341 87 C 323 101 302 111 279 118 C 267 121 253 124 241 125 C 239 126 237 126 237 126 C 237 126 237 129 237 139 C 237 146 237 151 237 151 C 237 152 242 152 290 152 C 320 152 344 152 345 152 C 348 153 352 155 353 158 C 354 159 355 164 359 181 C 361 193 378 269 395 349 C 413 429 427 495 428 495 C 428 495 428 496 428 497 C 428 498 428 499 427 499 C 427 499 427 500 427 500 C 427 501 425 503 424 503 C 423 503 408 503 214 503 C 32 503 6 503 5 503 Z M 224 450 C 256 448 284 435 306 414 C 320 401 330 386 336 370 C 348 340 348 307 336 277 C 323 243 296 217 262 204 C 229 192 192 193 161 207 C 130 220 105 245 92 276 C 82 302 80 331 88 358 C 103 410 150 447 204 450 C 211 451 218 451 224 450 Z M 210 355 C 196 354 185 344 182 331 C 181 325 181 319 183 313 C 188 298 204 289 220 292 C 226 293 232 296 237 300 L 239 302 L 240 302 C 241 302 255 294 271 285 C 288 275 302 267 302 267 C 304 267 306 267 307 268 C 309 268 310 270 311 271 C 311 271 311 272 311 273 C 311 275 310 276 309 278 C 309 278 296 286 277 296 C 260 306 246 313 246 314 C 246 314 246 314 246 314 C 247 319 247 320 247 323 C 247 327 247 330 246 333 C 243 341 237 348 230 352 C 227 353 223 354 220 355 C 218 355 213 355 210 355 Z N"/>
          </draw:custom-shape>
          <draw:custom-shape draw:name="Freeform 105" draw:style-name="gr37" draw:text-style-name="P16" draw:layer="layout" svg:width="0.711cm" svg:height="0.952cm" svg:x="3.308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glue-point-type="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C 5 558 1 553 0 549 C 0 548 0 548 0 549 C 0 549 0 545 0 538 C 0 532 0 527 0 527 C 0 528 0 528 0 528 C 0 527 0 526 1 526 C 2 522 4 520 8 518 C 9 518 15 518 213 518 L 417 518 L 418 518 C 422 520 425 523 426 527 C 426 528 426 528 426 527 C 427 527 427 527 427 528 C 427 529 427 547 427 549 C 427 549 427 550 426 549 C 426 548 426 549 426 549 C 426 551 425 554 423 555 C 422 557 419 558 417 558 C 416 558 416 558 417 559 C 417 559 326 559 213 559 C 101 559 9 559 10 559 Z M 4 503 C 2 502 0 500 0 498 C 0 498 0 498 0 498 C 0 499 0 498 0 497 C 0 496 0 496 0 496 C 0 497 0 497 0 496 C 0 496 73 162 74 160 C 74 158 75 157 76 156 C 78 154 80 153 82 152 C 83 152 105 152 137 152 C 185 152 190 152 191 152 C 191 151 191 126 190 126 C 190 126 189 126 186 125 C 152 121 121 110 95 93 C 66 74 45 48 35 20 C 33 14 32 8 31 3 C 31 1 30 0 30 0 C 30 0 69 0 213 0 C 357 0 396 0 396 0 C 396 0 396 1 395 3 C 394 11 392 20 388 27 C 374 63 341 93 299 110 C 281 118 261 123 241 125 C 238 126 236 126 236 126 C 236 126 236 151 236 152 C 236 152 241 152 289 152 C 321 152 343 152 344 152 C 346 153 349 154 350 156 C 352 157 353 159 353 161 C 354 166 426 496 426 496 C 426 497 426 497 426 496 C 427 496 427 496 427 497 C 427 498 427 499 426 498 C 426 498 426 498 426 498 C 426 500 424 502 422 503 C 422 503 370 503 213 503 L 5 503 L 4 503 Z M 223 451 C 283 446 332 403 342 346 C 348 314 341 281 323 253 C 318 246 314 241 307 234 C 288 215 263 202 236 197 C 199 191 162 200 132 223 C 126 227 118 235 113 241 C 88 270 77 308 84 346 C 90 381 112 412 143 431 C 162 443 185 450 209 451 C 212 451 220 451 223 451 Z M 209 355 C 197 354 186 345 182 334 C 180 329 180 323 181 318 C 183 305 193 295 207 292 C 210 291 217 291 220 292 C 226 293 231 296 236 300 C 237 302 238 303 238 303 C 239 303 253 295 270 285 C 287 276 301 268 302 267 C 302 267 303 267 304 267 C 308 267 311 272 309 276 C 309 277 308 277 308 278 C 307 278 293 286 277 295 C 260 305 246 313 245 313 C 245 313 245 314 245 314 C 245 315 245 316 245 317 C 246 320 246 325 245 329 C 244 335 241 342 236 346 C 229 353 219 356 209 355 Z N"/>
          </draw:custom-shape>
        </draw:g>
        <draw:frame draw:name="Picture 106" draw:style-name="gr38" draw:text-style-name="P1" draw:layer="layout" svg:width="1.378cm" svg:height="1.672cm" svg:x="11.063cm" svg:y="6.505cm">
          <draw:image xlink:href="Pictures/100000000000008F000000ADC61FF01C.jpg" xlink:type="simple" xlink:show="embed" xlink:actuate="onLoad">
            <text:p/>
          </draw:image>
        </draw:frame>
        <draw:custom-shape draw:name="Rectangle 107" draw:style-name="gr39" draw:text-style-name="P18" draw:layer="layout" svg:width="4.091cm" svg:height="1.97cm" svg:x="11.911cm" svg:y="2.794cm">
          <text:list text:style-name="L1">
            <text:list-header>
              <text:p text:style-name="P17"><text:span text:style-name="T1">Tissue collection</text:span></text:p>
            </text:list-header>
          </text:list>
          <draw:enhanced-geometry svg:viewBox="0 0 21600 21600" draw:type="rectangle" draw:enhanced-path="M 0 0 L 21600 0 21600 21600 0 21600 0 0 Z N"/>
        </draw:custom-shape>
        <draw:line draw:name="Line 108" draw:style-name="gr40" draw:text-style-name="P1" draw:layer="layout" svg:x1="11.82cm" svg:y1="2.885cm" svg:x2="11.827cm" svg:y2="4.863cm">
          <text:p/>
        </draw:line>
        <draw:custom-shape draw:name="Rectangle 109" draw:style-name="gr41" draw:text-style-name="P20" draw:layer="layout" svg:width="8.565cm" svg:height="1.023cm" svg:x="2.933cm" svg:y="2.258cm">
          <text:list text:style-name="L1">
            <text:list-header>
              <text:p text:style-name="P19"><text:span text:style-name="T1">± T, ± D</text:span></text:p>
            </text:list-header>
          </text:list>
          <draw:enhanced-geometry svg:viewBox="0 0 21600 21600" draw:type="rectangle" draw:enhanced-path="M 0 0 L 21600 0 21600 21600 0 21600 0 0 Z N"/>
        </draw:custom-shape>
        <draw:line draw:name="Line 110" draw:style-name="gr42" draw:text-style-name="P1" draw:layer="layout" svg:x1="3.743cm" svg:y1="3.129cm" svg:x2="10.689cm" svg:y2="3.136cm">
          <text:p/>
        </draw:line>
        <draw:frame draw:name="Picture 111" draw:style-name="gr38" draw:text-style-name="P1" draw:layer="layout" svg:width="1.378cm" svg:height="1.672cm" svg:x="2.933cm" svg:y="6.505cm">
          <draw:image xlink:href="Pictures/100000000000008F000000ADC61FF01C.jpg" xlink:type="simple" xlink:show="embed" xlink:actuate="onLoad">
            <text:p/>
          </draw:image>
        </draw:frame>
        <presentation:notes draw:style-name="dp2">
          <draw:page-thumbnail draw:style-name="gr43" draw:layer="layout" svg:width="7.873cm" svg:height="11.136cm" svg:x="6.562cm" svg:y="2.256cm" draw:page-number="1" presentation:class="page"/>
          <draw:frame presentation:style-name="pr1" draw:text-style-name="P21" draw:layer="layout" svg:width="16.798cm" svg:height="13.362cm" svg:x="2.10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3cm" fo:margin-bottom="0cm" fo:text-indent="0cm"/>
      <style:text-properties fo:font-size="13.5pt" style:font-size-asian="28pt" style:font-size-complex="28pt"/>
    </style:style>
    <style:style style:name="Default-outline3" style:family="presentation" style:parent-style-name="Default-outline2">
      <style:paragraph-properties fo:margin-left="0cm" fo:margin-right="0cm" fo:margin-top="0.145cm" fo:margin-bottom="0cm" fo:text-indent="0cm"/>
      <style:text-properties fo:font-size="11.6000003814697pt" style:font-size-asian="24pt" style:font-size-complex="24pt"/>
    </style:style>
    <style:style style:name="Default-outline4" style:family="presentation" style:parent-style-name="Default-outline3">
      <style:paragraph-properties fo:margin-left="0cm" fo:margin-right="0cm" fo:margin-top="0.096cm" fo:margin-bottom="0cm" fo:text-indent="0cm"/>
      <style:text-properties fo:font-size="9.69999980926514pt" style:font-size-asian="20pt" style:font-size-complex="20pt"/>
    </style:style>
    <style:style style:name="Default-outline5" style:family="presentation" style:parent-style-name="Default-outline4">
      <style:paragraph-properties fo:margin-left="0cm" fo:margin-right="0cm" fo:margin-top="0.048cm" fo:margin-bottom="0cm" fo:text-indent="0cm"/>
      <style:text-properties fo:font-size="9.69999980926514pt" style:font-size-asian="20pt" style:font-size-complex="20pt"/>
    </style:style>
    <style:style style:name="Default-outline6" style:family="presentation" style:parent-style-name="Default-outline5">
      <style:paragraph-properties fo:margin-left="0cm" fo:margin-right="0cm" fo:margin-top="0.048cm" fo:margin-bottom="0cm" fo:text-indent="0cm"/>
      <style:text-properties fo:font-size="9.69999980926514pt" style:font-size-asian="20pt" style:font-size-complex="20pt"/>
    </style:style>
    <style:style style:name="Default-outline7" style:family="presentation" style:parent-style-name="Default-outline6">
      <style:paragraph-properties fo:margin-left="0cm" fo:margin-right="0cm" fo:margin-top="0.048cm" fo:margin-bottom="0cm" fo:text-indent="0cm"/>
      <style:text-properties fo:font-size="9.69999980926514pt" style:font-size-asian="20pt" style:font-size-complex="20pt"/>
    </style:style>
    <style:style style:name="Default-outline8" style:family="presentation" style:parent-style-name="Default-outline7">
      <style:paragraph-properties fo:margin-left="0cm" fo:margin-right="0cm" fo:margin-top="0.048cm" fo:margin-bottom="0cm" fo:text-indent="0cm"/>
      <style:text-properties fo:font-size="9.69999980926514pt" style:font-size-asian="20pt" style:font-size-complex="20pt"/>
    </style:style>
    <style:style style:name="Default-outline9" style:family="presentation" style:parent-style-name="Default-outline8">
      <style:paragraph-properties fo:margin-left="0cm" fo:margin-right="0cm" fo:margin-top="0.048cm" fo:margin-bottom="0cm" fo:text-indent="0cm"/>
      <style:text-properties fo:font-size="9.6999998092651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299999237060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8.1000003814697pt" fo:font-style="normal" fo:text-shadow="none" style:text-underline-style="none" fo:font-weight="normal" style:letter-kerning="true" fo:background-color="#ffffff" style:font-name-asian="DejaVu Sans" style:font-family-asian="'DejaVu Sans'" style:font-family-generic-asian="swiss" style:font-pitch-asian="variable" style:font-size-asian="28.1000003814697pt" style:font-style-asian="normal" style:font-weight-asian="normal" style:font-name-complex="DejaVu Sans" style:font-family-complex="'DejaVu Sans'" style:font-family-generic-complex="swiss"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7.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3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14.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11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12.8000001907349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1f497d"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Arial" fo:font-family="Arial" style:font-family-generic="swiss" style:font-pitch="variable" fo:font-size="26.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24cm" fo:page-height="10.1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top" draw:auto-grow-height="false" fo:min-height="29.44cm" fo:min-width="20.5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2-backgroundobjects">
      <style:graphic-properties draw:stroke="none" draw:fill="none" draw:fill-color="#ffffff" draw:auto-grow-height="false" fo:min-height="1.314cm"/>
    </style:style>
    <style:style style:name="Mpr5" style:family="presentation" style:parent-style-name="Title2-backgroundobjects">
      <style:graphic-properties draw:stroke="none" draw:fill="none" draw:fill-color="#ffffff" draw:textarea-horizontal-align="left" draw:textarea-vertical-align="top" draw:auto-grow-height="false" draw:auto-grow-width="false" fo:min-height="1.333cm" fo:min-width="0cm" fo:padding-top="0.133cm" fo:padding-bottom="0.133cm" fo:padding-left="0.266cm" fo:padding-right="0.266cm" fo:wrap-option="wrap" draw:shadow-color="#808080"/>
    </style:style>
    <style:style style:name="Mpr6" style:family="presentation" style:parent-style-name="Title2-backgroundobjects" style:list-style-name="ML3">
      <style:graphic-properties draw:stroke="none" draw:fill="none" draw:fill-color="#ffffff" draw:textarea-horizontal-align="right" draw:textarea-vertical-align="top" draw:auto-grow-height="false" draw:auto-grow-width="false" fo:min-height="1.333cm" fo:min-width="0cm" fo:padding-top="0.133cm" fo:padding-bottom="0.133cm" fo:padding-left="0.266cm" fo:padding-right="0.266cm" fo:wrap-option="wrap" draw:shadow-color="#808080"/>
    </style:style>
    <style:style style:name="Mpr7" style:family="presentation" style:parent-style-name="Title2-backgroundobjects">
      <style:graphic-properties draw:stroke="none" draw:fill="none" draw:fill-color="#ffffff" draw:textarea-horizontal-align="left" draw:textarea-vertical-align="bottom" draw:auto-grow-height="false" draw:auto-grow-width="false" fo:min-height="1.333cm" fo:min-width="0cm" fo:padding-top="0.133cm" fo:padding-bottom="0.133cm" fo:padding-left="0.266cm" fo:padding-right="0.266cm" fo:wrap-option="wrap" draw:shadow-color="#808080"/>
    </style:style>
    <style:style style:name="Mpr8"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333cm" fo:min-width="0cm" fo:padding-top="0.133cm" fo:padding-bottom="0.133cm" fo:padding-left="0.266cm" fo:padding-right="0.26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style>
    <style:style style:name="M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style:font-name="Calibri"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pitch="variable"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998cm" svg:x="1cm" svg:y="3.273cm"/>
      <draw:page-thumbnail draw:layer="backgroundobjects" svg:width="8.999cm" svg:height="5.998cm" svg:x="1cm" svg:y="11.849cm"/>
      <draw:page-thumbnail draw:layer="backgroundobjects" svg:width="8.999cm" svg:height="5.998cm" svg:x="1cm" svg:y="20.425cm"/>
      <draw:page-thumbnail draw:layer="backgroundobjects" svg:width="8.999cm" svg:height="5.998cm" svg:x="11cm" svg:y="3.273cm"/>
      <draw:page-thumbnail draw:layer="backgroundobjects" svg:width="8.999cm" svg:height="5.998cm" svg:x="11cm" svg:y="11.849cm"/>
      <draw:page-thumbnail draw:layer="backgroundobjects" svg:width="8.999cm" svg:height="5.998cm" svg:x="11cm" svg:y="20.425cm"/>
    </style:handout-master>
    <style:master-page style:name="Default" style:page-layout-name="PM1" draw:style-name="Mdp1">
      <draw:frame presentation:style-name="Default-title" draw:layer="backgroundobjects" svg:width="13.715cm" svg:height="1.696cm" svg:x="0.762cm" svg:y="0.404cm" presentation:class="title" presentation:placeholder="true">
        <draw:text-box/>
      </draw:frame>
      <draw:frame presentation:style-name="Default-outline1" draw:layer="backgroundobjects" svg:width="13.715cm" svg:height="5.892cm" svg:x="0.762cm" svg:y="2.377cm" presentation:class="outline" presentation:placeholder="true">
        <draw:text-box/>
      </draw:frame>
      <draw:frame presentation:style-name="Mpr1" draw:text-style-name="MP2" draw:layer="backgroundobjects" svg:width="3.55cm" svg:height="0.701cm" svg:x="0.762cm" svg:y="9.255cm" presentation:class="date-time">
        <draw:text-box>
          <text:p text:style-name="MP1"><presentation:date-time/></text:p>
        </draw:text-box>
      </draw:frame>
      <draw:frame presentation:style-name="Mpr1" draw:text-style-name="MP6" draw:layer="backgroundobjects" svg:width="4.831cm" svg:height="0.701cm" svg:x="5.212cm" svg:y="9.255cm" presentation:class="footer">
        <draw:text-box>
          <text:p text:style-name="MP5"><presentation:footer/></text:p>
        </draw:text-box>
      </draw:frame>
      <draw:frame presentation:style-name="Mpr1" draw:text-style-name="MP4" draw:layer="backgroundobjects" svg:width="3.55cm" svg:height="0.701cm" svg:x="10.927cm" svg:y="9.255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2" style:page-layout-name="PM1" draw:style-name="Mdp2">
      <draw:frame presentation:style-name="Title2-title" draw:layer="backgroundobjects" svg:width="13.145cm" svg:height="1.964cm" svg:x="1.047cm" svg:y="0.54cm" presentation:class="title" presentation:placeholder="true">
        <draw:text-box/>
      </draw:frame>
      <draw:frame presentation:style-name="Title2-outline1" draw:layer="backgroundobjects" svg:width="13.145cm" svg:height="6.446cm" svg:x="1.047cm" svg:y="2.704cm" presentation:class="outline" presentation:placeholder="true">
        <draw:text-box/>
      </draw:frame>
      <draw:frame presentation:style-name="Mpr4" draw:text-style-name="MP2" draw:layer="" svg:width="3.55cm" svg:height="0.7cm" svg:x="0.762cm" svg:y="9.255cm" presentation:class="date-time">
        <draw:text-box>
          <text:p text:style-name="MP1"><presentation:date-time/></text:p>
        </draw:text-box>
      </draw:frame>
      <draw:frame presentation:style-name="Mpr4" draw:text-style-name="MP6" draw:layer="" svg:width="4.83cm" svg:height="0.7cm" svg:x="5.211cm" svg:y="9.255cm" presentation:class="footer">
        <draw:text-box>
          <text:p text:style-name="MP5"><presentation:footer/></text:p>
        </draw:text-box>
      </draw:frame>
      <draw:frame presentation:style-name="Mpr4" draw:text-style-name="MP4" draw:layer="" svg:width="3.55cm" svg:height="0.7cm" svg:x="10.926cm" svg:y="9.255cm" presentation:class="page-number">
        <draw:text-box>
          <text:p text:style-name="MP3"><text:page-number>&lt;number&gt;</text:page-number></text:p>
        </draw:text-box>
      </draw:frame>
      <presentation:notes style:page-layout-name="PM2">
        <draw:rect draw:style-name="Mgr3" draw:text-style-name="MP7" draw:layer="backgroundobjects" svg:width="21cm" svg:height="29.7cm" svg:x="0cm" svg:y="0cm">
          <text:p/>
        </draw:rect>
        <draw:custom-shape draw:name="Rectangle 1" draw:style-name="Mgr4" draw:text-style-name="MP8" draw:layer="backgroundobjects" svg:width="21cm" svg:height="29.7cm" svg:x="0cm" svg:y="0cm">
          <text:p/>
          <draw:enhanced-geometry svg:viewBox="0 0 21600 21600" draw:type="rectangle" draw:enhanced-path="M 0 0 L 21600 0 21600 21600 0 21600 0 0 Z N"/>
        </draw:custom-shape>
        <draw:frame presentation:style-name="Mpr5" draw:text-style-name="MP9" draw:layer="backgroundobjects" svg:width="9.101cm" svg:height="1.483cm" svg:x="0cm" svg:y="0cm" presentation:class="header">
          <draw:text-box>
            <text:p/>
          </draw:text-box>
        </draw:frame>
        <draw:frame presentation:style-name="Mpr6" draw:text-style-name="MP11" draw:layer="backgroundobjects" svg:width="9.102cm" svg:height="1.483cm" svg:x="11.893cm" svg:y="0cm" presentation:class="date-time">
          <draw:text-box>
            <text:list text:style-name="ML3">
              <text:list-item>
                <text:p text:style-name="MP10"><text:span text:style-name="MT1">&lt;date/time&gt;</text:span></text:p>
              </text:list-item>
            </text:list>
          </draw:text-box>
        </draw:frame>
        <draw:frame presentation:style-name="Title2-notes" draw:layer="backgroundobjects" svg:width="16.798cm" svg:height="13.362cm" svg:x="2.101cm" svg:y="14.107cm" presentation:class="notes" presentation:placeholder="true">
          <draw:text-box/>
        </draw:frame>
        <draw:frame presentation:style-name="Mpr7" draw:text-style-name="MP9" draw:layer="backgroundobjects" svg:width="9.101cm" svg:height="1.483cm" svg:x="0cm" svg:y="28.212cm" presentation:class="footer">
          <draw:text-box>
            <text:p/>
          </draw:text-box>
        </draw:frame>
        <draw:frame presentation:style-name="Mpr8" draw:text-style-name="MP11" draw:layer="backgroundobjects" svg:width="9.102cm" svg:height="1.483cm" svg:x="11.893cm" svg:y="28.212cm" presentation:class="page-number">
          <draw:text-box>
            <text:list text:style-name="ML3">
              <text:list-item>
                <text:p text:style-name="MP10"><text:span text:style-name="MT1"><text:page-number>&lt;number&gt;</text:page-number></text:span></text:p>
              </text:list-item>
            </text:list>
          </draw:text-box>
        </draw:frame>
        <draw:page-thumbnail presentation:style-name="Title2-title" draw:layer="backgroundobjects" svg:width="0cm" svg:height="0cm" svg:x="0.001cm" svg:y="2.257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yf </meta:initial-creator>
    <meta:creation-date>2015-05-26T18:57:02.823410788</meta:creation-date>
    <dc:date>2015-05-26T19:02:13.094090753</dc:date>
    <dc:creator>ayf </dc:creator>
    <meta:editing-duration>PT5M10S</meta:editing-duration>
    <meta:editing-cycles>1</meta:editing-cycles>
    <meta:document-statistic meta:object-count="147"/>
    <meta:generator>LibreOffice/4.4.3.2$Linux_X86_64 LibreOffice_project/40m0$Build-2</meta:generator>
  </office:meta>
</office:document-meta>
</file>